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6 2412">
            <text:p>test_Parser(primitives): 6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6">
            <text:p>6,0 sec</text:p>
          </table:table-cell>
          <table:table-cell table:style-name="ce162" table:formula="of:=TESTSTAT(&quot;count&quot;; [.B46])" office:value-type="float" office:value="2412">
            <text:p>2412</text:p>
          </table:table-cell>
          <table:table-cell table:style-name="ce164" table:formula="of:=[.E46]/[.D46]" office:value-type="float" office:value="402">
            <text:p>402,0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3,4 1546">
            <text:p>test_Parser(multiplicity): 3,4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3.4">
            <text:p>3,4 sec</text:p>
          </table:table-cell>
          <table:table-cell table:style-name="ce162" table:formula="of:=TESTSTAT(&quot;count&quot;; [.B47])" office:value-type="float" office:value="1546">
            <text:p>1546</text:p>
          </table:table-cell>
          <table:table-cell table:style-name="ce164" table:formula="of:=[.E47]/[.D47]" office:value-type="float" office:value="454.705882352941">
            <text:p>454,7 a/sec</text:p>
          </table:table-cell>
          <table:table-cell table:number-columns-repeated="4"/>
        </table:table-row>
        <table:table-row table:style-name="ro6">
          <table:table-cell/>
          <table:table-cell table:formula="of:=TEST_PARSER(&quot;basic&quot;)" office:value-type="string" office:string-value="test_Parser(basic): 20,8 9107">
            <text:p>test_Parser(basic): 20,8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0.8">
            <text:p>20,8 sec</text:p>
          </table:table-cell>
          <table:table-cell table:style-name="ce162" table:formula="of:=TESTSTAT(&quot;count&quot;; [.B48])" office:value-type="float" office:value="9107">
            <text:p>9107</text:p>
          </table:table-cell>
          <table:table-cell table:style-name="ce164" table:formula="of:=[.E48]/[.D48]" office:value-type="float" office:value="437.836538461538">
            <text:p>437,8 a/sec</text:p>
          </table:table-cell>
          <table:table-cell table:number-columns-repeated="4"/>
        </table:table-row>
        <table:table-row table:style-name="ro6">
          <table:table-cell/>
          <table:table-cell table:formula="of:=TEST_PARSER(&quot;special&quot;)" office:value-type="string" office:string-value="test_Parser(special): 2,1 479">
            <text:p>test_Parser(special): 2,1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2.1">
            <text:p>2,1 sec</text:p>
          </table:table-cell>
          <table:table-cell table:style-name="ce162" table:formula="of:=TESTSTAT(&quot;count&quot;; [.B49])" office:value-type="float" office:value="479">
            <text:p>479</text:p>
          </table:table-cell>
          <table:table-cell table:style-name="ce164" table:formula="of:=[.E49]/[.D49]" office:value-type="float" office:value="228.095238095238">
            <text:p>228,1 a/sec</text:p>
          </table:table-cell>
          <table:table-cell table:number-columns-repeated="4"/>
        </table:table-row>
        <table:table-row table:style-name="ro6">
          <table:table-cell/>
          <table:table-cell table:formula="of:=TEST_PARSER(&quot;numbers&quot;)" office:value-type="string" office:string-value="test_Parser(numbers): 8,8 3046">
            <text:p>test_Parser(numbers): 8,8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8.8">
            <text:p>8,8 sec</text:p>
          </table:table-cell>
          <table:table-cell table:style-name="ce162" table:formula="of:=TESTSTAT(&quot;count&quot;; [.B50])" office:value-type="float" office:value="3046">
            <text:p>3046</text:p>
          </table:table-cell>
          <table:table-cell table:style-name="ce164" table:formula="of:=[.E50]/[.D50]" office:value-type="float" office:value="346.136363636364">
            <text:p>346,1 a/sec</text:p>
          </table:table-cell>
          <table:table-cell table:number-columns-repeated="4"/>
        </table:table-row>
        <table:table-row table:style-name="ro6">
          <table:table-cell/>
          <table:table-cell table:formula="of:=TEST_PARSER(&quot;types&quot;)" office:value-type="string" office:string-value="test_Parser(types): 23,8 11149">
            <text:p>test_Parser(types): 23,8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23.8">
            <text:p>23,8 sec</text:p>
          </table:table-cell>
          <table:table-cell table:style-name="ce162" table:formula="of:=TESTSTAT(&quot;count&quot;; [.B51])" office:value-type="float" office:value="11149">
            <text:p>11149</text:p>
          </table:table-cell>
          <table:table-cell table:style-name="ce164" table:formula="of:=[.E51]/[.D51]" office:value-type="float" office:value="468.445378151261">
            <text:p>468,4 a/sec</text:p>
          </table:table-cell>
          <table:table-cell table:number-columns-repeated="4"/>
        </table:table-row>
        <table:table-row table:style-name="ro6">
          <table:table-cell table:number-columns-repeated="3"/>
          <table:table-cell table:style-name="ce161" table:formula="of:=SUM([.D46:.D51])" office:value-type="float" office:value="64.9">
            <text:p>64,9 sec</text:p>
          </table:table-cell>
          <table:table-cell table:style-name="ce163" table:formula="of:=SUM([.E46:.E51])" office:value-type="float" office:value="27739">
            <text:p>27739</text:p>
          </table:table-cell>
          <table:table-cell table:style-name="ce165" table:formula="of:=[.E52]/[.D52]" office:value-type="float" office:value="427.411402157165">
            <text:p>427,4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69,5 27734">
            <text:p>test_Parser(all): 69,5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69.5">
            <text:p>69,5 sec</text:p>
          </table:table-cell>
          <table:table-cell table:style-name="ce162" table:formula="of:=TESTSTAT(&quot;count&quot;; [.B54])" office:value-type="float" office:value="27734">
            <text:p>27734</text:p>
          </table:table-cell>
          <table:table-cell table:style-name="ce164" table:formula="of:=[.E54]/[.D54]" office:value-type="float" office:value="399.05035971223">
            <text:p>399,1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92">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5">15.06.2017</text:date>, <text:time>15:27:2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15T15:27:20.21</dc:date>
    <meta:editing-duration>P179DT14H36M</meta:editing-duration>
    <meta:editing-cycles>875</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show = Nothing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result = Data_toString(v)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VarType(readHex( "CAFEBAB")), VarType(CLng(0))).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bs As Variant
	bs = getBounds(Array())
	assertEqual(isList(bs), True).x
	assertEqual(toString(bs), "[[0, -1, 0]]").x

	bs = getBounds(Array(1))
	assertEqual(isList(bs), True).x
	assertEqual(toString(bs), "[[0, 0, 1]]").x

	bs = getBounds(Array(1, 2, 3))
	assertEqual(isList(bs), True).x
	assertEqual(toString(bs), "[[0, 2, 3]]").x

	bs = getBounds(Array(1, Array(2, 3)))
	assertEqual(isList(bs), True).x
	assertEqual(toString(bs), "[[0, 1, 2]]").x

	bs = getBounds(DimArray(1, 2, 3))
	assertEqual(isList(bs), True).x
	assertEqual(toString(bs), "[[0, 1, 2], [0, 2, 3], [0, 3, 4]]").x

	Dim a(1 To 5, -7 To 2)
	bs = getBounds(a)
	assertEqual(isList(bs), True).x
	assertEqual(toString(bs), "[[1, 5, 5], [-7, 2, 10]]").x
End Function

Function test_getSizes()
	Dim bs As Variant
	bs = getSizes(Array())
	assertEqual(isList(bs), True).x
	assertEqual(toString(bs), "[0]").x

	bs = getSizes(Array(1, 2, 3))
	assertEqual(isList(bs), True).x
	assertEqual(toString(bs), "[3]").x

	bs = getSizes(Array(1, Array(2, 3)))
	assertEqual(isList(bs), True).x
	assertEqual(toString(bs), "[2]").x

	bs = getSizes(DimArray(1, 2, 3))
	assertEqual(isList(bs), True).x
	assertEqual(toString(bs), "[2, 3, 4]").x

	Dim a(1 To 5, -7 To 2)
	bs = getSizes(a)
	assertEqual(isList(bs), True).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 fns ---

Function nil()
	Static out As Object : If isNull(out) Then
		out = singletonVal(Tp.List_Nil)
	End If
	nil = out
End Function

Function cons(Optional x, Optional xs)
	Static oFn As Object, cCons As Object
	Dim out As Variant
	If isNull(oFn) Then
		oFn = Fn.cons
		cCons = Tp.List_Cons
	End If
	If isMissing(xs) Then
		If isMissing(x) Then
			out = oFn
			'out = cCons
		Else
			out = _apply(oFn, x)
			'out = applyDC(cCons, x)
		End If
	Else
		If isList(xs) Then
			out = _newDataValue(cCons, Array(x, xs))
		Else
			croak("cons: invalid tail - expected a List but got a " _
				&amp; typeStr(xs) &amp; ":" &amp; NL &amp; toString(xs))
		End If
	End If
	cons = out
End Function

' --- type test ---

Function isList(Optional x As Variant)
	Static oFn As Object, cNil As Object, cCons As Object
	If isMissing(x) Then
		If isNull(oFn) Then : oFn = Fn.isList : End If
		isList = oFn
		Exit Function
	Else
		If isNull(cNil) Then
			cNil  = Tp.List_Nil
			cCons = Tp.List_Cons
		End If
		Dim c As Object
		On Local Error Goto isList_returns_False
		c = _ctor(x)
		'isList = hasType(x, TList)
		isList = CBool(DataValue_same(c, cNil) _
					Or DataValue_same(c, cCons) _
		)
		Exit Function
	End If
isList_returns_False:
	isList = False
End Function

' --- ctor test ---

Function isNil(Optional xs)
	Static oFn As Object, cNil As Object, cCons As Object
	Dim out
	If isNull(cNil) Then 
		cNil  = Tp.List_Nil
		cCons = Tp.List_Cons
	End If
	If isMissing(xs) Then
		' retrieve only when needed:
		' Fn depends on nil
		' nil depends on singletonVal
		' singletonVal depends on isNil ...
		If isNull(oFn) Then
			oFn = Fn.isNil
		End If
		out = oFn
	Else
		On Local Error Goto isNil_typeError
		Dim c
		c = _ctor(xs)
		If DataValue_same(c, cCons) Then
			out = False
		ElseIf DataValue_same(c, cNil) Then
			out = True
		Else
isNil_typeError:
			croak("isNil: expected a List but got " &amp; NL &amp; toString(xs))
		End If
	End If
	isNil = out
End Function

' --- destructor fns ---

Function car(Optional xs)
	Static cCons As Object : If isNull(cCons) Then : cCons = Tp.List_Cons : End If
	car = _destructure(cCons, 0, xs)
End Function

Function cdr(Optional xs)
	Static cCons As Object : If isNull(cCons) Then : cCons = Tp.List_Cons : End If
	cdr = _destructure(cCons, 1, xs)
End Function

Function nth(ByVal n As Integer, ByVal xs As Variant)
	Do Until (n = 0)
		xs = cdr(xs)
		n = n - 1
	Loop
	nth = car(xs)
End Function

Function cadr(xs)
	cadr = nth(1, xs)
End Function

Function cddr(xs)
	cddr = cdr(cdr(xs))
End Function

Function caddr(xs)
	caddr = nth(2, xs)
End Function

Function cdddr(xs)
	cdddr = cdr(cddr(xs))
End Function


Function length(Optional ByVal xs)
	If isMissing(xs) Then : length = Fn.length : Else
		'length = List_length(xs)
		Dim out As Integer
		out = 0
		Do Until isNil(xs)
			out = out + 1
			xs = cdr(xs)
		Loop
		length = out
	End If
End Function




' --- toString ---

Function TList_toString( _
	ByVal xs, _
	Optional expandElementary As Boolean _
)
	'concat "[" (concat (foldl1 (\acc.(concat acc) ° (concat ", "))) "[" (map toString xs)) "]"
	'out = "[" &amp; Join(toArray(map(Fn.toString, xs)), ", ") &amp; "]"
	If isMissing(expandElementary) Then
		expandElementary = True
	End If
	Dim out As String
	Dim isFirst As Boolean, x As Variant
	isFirst = True
	Do Until(isNil(xs))
		x = car(xs)
		If isFirst Then
			isFirst = False
		Else
			out = out &amp; ", "
		End If
		If isDataValue(x) Then
			out = out &amp; Data_toString(x, False, expandElementary)
		Else
			out = out &amp; toString(x)
		End If
		xs = cdr(xs)
	Loop
	out = "[" &amp; out &amp; "]"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isNil, Array("foo")).x
	assertThrows(isNil, Array(Tp.List)).x		' a DataTypeCtor
	assertThrows(isNil, Array(Tp.List_Nil)).x	' a DataCtor
	assertThrows(isNil, Array(Tp.List_Cons)).x	' a DataCtor

	assertThrows(cons, Array(42, Empty)).x
	assertThrows(cons(42), Array(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Equal(car(List(1   	)), 1).x
	assertEqual(car(List(2, 1	)), 2).x
	assertEqual(car(List(3, 2, 1)), 3).x

	
	assertEqual(isFn(Fn.car), 	True).x	' from Fn object
	assertEqual(arity(Fn.car), 	   1).x
	
	assertThrows(Fn.car, Array(nil)).x
	assertThrows(Fn.car, Array("foo")).x
	
	assertEqual(apply(car, List(1   	)), 1).x
	assertEqual(apply(car, List(2, 1	)), 2).x
	assertEqual(apply(car, List(3, 2, 1	)), 3).x
	
	
	assertEqual(isFn(car), 		True).x	' from 0-arg call
	assertEqual(arity(car), 	   1).x
	
	assertThrows(car, Array(nil)).x
	assertThrows(car, Array("foo")).x
	
	assertEqual(apply(car, List(1   	)), 1).x
	assertEqual(apply(car, List(2, 1	)), 2).x
	assertEqual(apply(car, List(3, 2, 1	)), 3).x
End Function

Function test_List_cdr()
	assertEqual(toString(cdr(List(1   	 ))), "[]").x
	assertEqual(toString(cdr(List(2, 1	 ))), "[1]").x
	assertEqual(toString(cdr(List(3, 2, 1))), "[2, 1]").x


	assertEqual(isFn(Fn.cdr), 	True).x	' from Fn object
	assertEqual(arity(Fn.cdr), 	   1).x

	assertThrows(Fn.cdr, Array(nil)).x
	assertThrows(Fn.cdr, Array("foo")).x

	assertEqual(toString(apply(Fn.cdr, List(1   	))), "[]").x
	assertEqual(toString(apply(Fn.cdr, List(2, 1	))), "[1]").x
	assertEqual(toString(apply(Fn.cdr, List(3, 2, 1))),  "[2, 1]").x


	assertEqual(isFn(cdr), 		True).x	' from 0-arg call
	assertEqual(arity(cdr), 	   1).x

	assertThrows(cdr, Array(nil)).x
	assertThrows(cdr, Array("foo")).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typeOf		As Object
	ctorOf		As Object
	hasType		As Object
	destructure	As Object
	singletonVal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patData				As Object
	isPattern			As Object
	match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typeOf		= mkFn(fs, "typeOf",		1, "Any -&gt; Type")
		out.ctorOf		= mkFn(fs, "ctorOf",		1, "Any -&gt; Maybe TDataCtor")
		out.hasType		= mkFn(fs, "hasType",		2, "Any -&gt; Typ -&gt; Bool")
		out.destructure	= mkFn(fs, "destructure",	3, "TDataCtor -&gt; Int -&gt; Any -&gt; Any")
		out.singletonVal = mkFn(fs, "singletonVal",	1, "TDataCtor -&gt; Any")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patData			= mkFn(fs, "patData",			2, "TDataCtor -&gt; [Pattern] -&gt; Pattern")
		out.isPattern		= mkFn(fs, "isPattern",			1, "Any -&gt; Bool")
		out.match			= mkFn(fs, "match",				3, "Pattern -&gt; Maybe Env -&gt; Any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typeOf":				out = typeOf(				a0)
		Case "ctorOf":				out = ctorOf(				a0)
		Case "singletonVal":		out = singletonVal(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Parser_toString":	out = TParser_toString(		a0)
		Case "TASN_toString":		out = TASN_toString(		a0)
		Case "mkDtTerminal":		out = mkDtTerminal(			a0)
		Case "isPattern":			out = isPattern(			a0)
		Case "isExpr":				out = isExpr(				a0)
		Case Else
			Goto applyLast_unknownF
	End Select
	applyLast = out
	Exit Function
applyLast_of_two:
	a0 = car(reverseArgs) 'fn.args(0)
	a1 = arg
	Select Case name
		Case "applyDC":				out = applyDC(			a0, a1)
		Case "hasType":				out = hasType(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TASN_dot":			out = TASN_dot(			a0, a1)
		Case "mkDtCClass":			out = mkDtCClass(		a0, a1)
		Case "mkDtNonterminal":		out = mkDtNonterminal(	a0, a1)
		Case "mkDtMult":			out = mkDtMult(			a0, a1)
		Case "patData":				out = patData(			a0, a1)
		Case Else
			Goto applyLast_unknownF
	End Select
	applyLast = out
	Exit Function
applyLast_of_three:
	a0 = cadr(reverseArgs) 'fn.args(0)
	a1 = car(reverseArgs) 'fn.args(1)
	a2 = arg
	Select Case name
		Case "destructure":			out = _destructure(	a0, a1, a2)
		Case "applyDC":				out = applyDC(		a0, a1, a2)

		Case "swap":				out = apply(a0, a2, a1)
		Case "compose":				out = _compose(a0, a1, a2)	'	apply(a0, apply(a1, a2))	'
		Case "inRange":				out = CBool( (a0 &lt;= a2) And (a2 &lt;= a1) )
		Case "foldl":				out = foldl(		a0, a1, a2)
		Case "foldr":				out = foldr(		a0, a1, a2)
		Case "mkASN":				out = mkASN(		a0, a1, a2)
		Case "match":				out = match(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Static parserType As Object
	If isNull(parserType) Then
		parserType = typeOf(pFail)
	End If
	isParser = DataValue_same(typeOf(x), parserType)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Variant,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 Any
'              | Const TNative
'              | Var Str
'              | Data TDataCtor [Pattern]

Sub Main
	TPattern
	[test_Pattern======================================]()
End Sub


Function TPattern()
	Static out As Object
	If isNull(out) Then
		Dim tcPat
		tcPat = _mkDataTypeCtor("Pattern", 0)
		out = tcPat
		Dim cAny, cVar, cConst, cData
		cAny   = mkDataCtor(tcPat, "Any",	nil)
		cVar   = mkDataCtor(tcPat, "Var",	List(Tp.Native_String))
		cConst = mkDataCtor(tcPat, "Const",	List(Tp.Native_Variant))
		cData  = mkDataCtor(tcPat, "Data",	List(TDataCtor, TList(tcPat)))
		Tp.TPattern = tcPat
		Tp.TPattern_Any   = cAny
		Tp.TPattern_Var   = cVar
		Tp.TPattern_Const = cConst
		Tp.TPattern_Data  = cData
	End If
	TPattern = out
End Function


Function TPattern_Any()
	Static c As Object : If isNull(c) Then : c = Tp.TPattern_Any : End If
	TPattern_Any = c
End Function

Function TPattern_Var()
	Static c As Object : If isNull(c) Then : c = Tp.TPattern_Var : End If
	TPattern_Var = c
End Function

Function TPattern_Const()
	Static c As Object : If isNull(c) Then : c = Tp.TPattern_Const : End If
	TPattern_Const = c
End Function

Function TPattern_Data()
	Static c As Object : If isNull(c) Then : c = Tp.TPattern_Data : End If
	TPattern_Data = c
End Function


Function patAny()
	Static out As Object : If isNull(out) Then
		out = singletonVal(TPattern_Any)
		out.str = TPattern_toString(out)
	End If
	patAny = out
End Function

Function patVar(Optional nm)
	Static c As Object : If isNull(c) Then : c = TPattern_Var : End If
	Dim out
	If isMissing(nm) Then
		out = applyDC(c)
	Else
		out = applyDC(c, nm)
		out.str = TPattern_toString(out)
	End If
	patVar = out
End Function

Function patVar_name(Optional x)
	Static c As Object : If isNull(c) Then : c = TPattern_Var : End If
	patVar_name = _destructure(c, 0, x)
End Function

Function patConst(Optional val)
	Static c As Object : If isNull(c) Then : c = TPattern_Const : End If
	Dim out
	If isMissing(val) Then
		out = applyDC(c)
	Else
		out = applyDC(c, val)
		out.str = TPattern_toString(out)
	End If
	patConst = out
End Function

Function patConst_value(Optional x)
	Static c As Object : If isNull(c) Then : c = TPattern_Const : End If
	patConst_value = _destructure(c, 0, x)
End Function

Function patData(Optional dc, Optional argPatterns)
	Static oFn As Object, tcPat As Object, cDat As Object
	If isNull(oFn) Then
		oFn = Fn.patData
		tcPat = TPattern
		cDat = TPattern_Data
	End If
	Dim out
	If isMissing(dc) Then
		out = oFn
	ElseIf isMissing(argPatterns) Then
		out = apply(oFn, dc)
	Else
		out = applyDC(cDat, dc, argPatterns)
		' still have to make sure argPatterns isa [Pattern]
		Dim aps As Object : aps = argPatterns
		Dim ats As Object : ats = argTypes(dc)
		If length(aps) &lt;&gt; length(ats) Then
			Goto patData_2nd_arg_wrong_count
		End If
		Dim ap As Variant	' might be whatever
		Dim at As Object	' should be a Type
		Dim i As Integer
		Do Until(isNil(aps))
			ap = car(aps) : aps = cdr(aps)
			at = car(ats) : ats = cdr(ats)
			If hasType(ap, tcPat) Then
				' TODO: check if it is compatible with at
			Else
				Goto patData_2nd_arg_type_error
			End If
			i = i + 1
		Loop
		out.str = TPattern_toString(out)
	End If
	patData = out
	Exit Function
patData_2nd_arg_type_error:
	Dim msg As String
	On Local Error Goto patData_2nd_arg_type_error_skipToString
	msg = ":" &amp; NL &amp; toString(ap)
patData_2nd_arg_type_error_skipToString:
	msg = "invalid 2nd arg: expected a [TPattern]" _
		&amp; NL &amp; "but there's a " &amp; typeStr(ap) _
		&amp; " at index " &amp; i _
		&amp; msg
	On Local Error Goto 0 ' disable error handler
	croak(msg)
patData_2nd_arg_wrong_count:
	On Local Error Goto 0 ' disable error handler
	croak("invalid 2nd arg: " &amp; nameOf(dc) _
		&amp; " needs " &amp; length(argTypes(dc)) &amp; " args" _
		&amp; NL &amp; "but we got " &amp; length(argPatterns) &amp; " patterns" _
	)
End Function

Function patData_ctor(Optional x)
	Static c As Object : If isNull(c) Then : c = TPattern_Data : End If
	patData_ctor = _destructure(c, 0, x)
End Function

Function patData_args(Optional x)
	Static c As Object : If isNull(c) Then : c = TPattern_Data : End If
	patData_args = _destructure(c, 1, x)
End Function

Function singletonPat(v)
	singletonPat = patData(_ctor(v), nil)
End Function

Function isPattern(Optional x)
	Static oFn As Object, tcPat As Object
	If isNull(oFn) Then
		oFn = Fn.isPattern
		tcPat = TPattern
	End If
	Dim out
	If isMissing(x) Then : out = oFn
	Else				 : out = hasType(x, tcPat)
	End If
	isPattern = out
End Function

Function patNil()
	Static out As Object : If isNull(out) Then 
		out = singletonPat(nil)
	End If
	patNil = out
End Function

Function patCons(hd, tl)
	Static cCons As Object : If isNull(cCons) Then
		cCons = Tp.List_Cons
	End If
	patCons = patData(cCons, List(hd, tl))
End Function

Function patList( _
	Optional a0, _
	Optional a1, _
	Optional a2, _
	Optional a3, _
	Optional a4, _
	Optional a5, _
	Optional a6, _
	Optional a7, _
	Optional a8, _
	Optional a9, _
	Optional a10 _
)
	Dim out
	out = patNil
	If isMissing(a0 ) Then : Goto patList_0  : End If
	If isMissing(a1 ) Then : Goto patList_1  : End If
	If isMissing(a2 ) Then : Goto patList_2  : End If
	If isMissing(a3 ) Then : Goto patList_3  : End If
	If isMissing(a4 ) Then : Goto patList_4  : End If
	If isMissing(a5 ) Then : Goto patList_5  : End If
	If isMissing(a6 ) Then : Goto patList_6  : End If
	If isMissing(a7 ) Then : Goto patList_7  : End If
	If isMissing(a8 ) Then : Goto patList_8  : End If
	If isMissing(a9 ) Then : Goto patList_9  : End If
	If isMissing(a10) Then : Goto patList_10 : Else
		croak("only 10 args supported - got 11")
	End If
patList_10: out = patCons(a9, out)
patList_9:  out = patCons(a8, out)
patList_8:  out = patCons(a7, out)
patList_7:  out = patCons(a6, out)
patList_6:  out = patCons(a5, out)
patList_5:  out = patCons(a4, out)
patList_4:  out = patCons(a3, out)
patList_3:  out = patCons(a2, out)
patList_2:  out = patCons(a1, out)
patList_1:  out = patCons(a0, out)
patList_0:
	patList = out
End Function


Function TPattern_toString( _
	p As Object, _
	Optional needParens As Boolean _
)
	Dim out
	out = TPattern_toSrc(p, False)
	out = "Pattern(" &amp; out &amp; ")"
	TPattern_toString = out
End Function

Function TPattern_toSrc( _
	p As Object, _
	Optional needParens As Boolean _
)
	Static cAny		As Object
	Static idAny	As Integer
	Static idVar	As Integer
	Static idConst	As Integer
	Static idData	As Integer
	If isNull(cAny) Then
		cAny = TPattern_Any
		idAny   = _id(cAny)
		idVar   = _id(TPattern_Var)
		idConst = _id(TPattern_Const)
		idData  = _id(TPattern_Data)
	End If
	If isMissing(needParens) Then
		needParens = False
	End If
	Dim out As String
	Dim idcP As Long
	On Local Error Goto TPattern_toSrc_error
	idcP = _id(_ctor(p))
	On Local Error Goto 0
	Select Case idcP
		Case idAny
			out = "_"
		Case idVar
			out = patVar_name(p)
		Case idConst
			Dim v : v = patConst_value(p)
			If isEmpty(v) Then
				out = "()"
			Else
				out = toString(v)
			End If
		Case idData
			Dim c  : c  = patData_ctor(p)
			Dim ps : ps = patData_args(p)
			If DataValue_same(c, Tp.List_Nil) Then
				out = "[]"
			ElseIf DataValue_same(c, Tp.List_Cons) Then
				Dim pHd As Object : pHd = car(ps)
				Dim pTl As Object : pTl = cadr(ps)
				Dim sTl As String : sTl = TPattern_toSrc(pTl, True)
				If sTl = "[]" Then
					out = "[" &amp; TPattern_toSrc(pHd, False) &amp; "]"
				ElseIf startsWith(sTl, "[") Then
					out = TPattern_toSrc(pHd, False)
					out = "[" &amp; out &amp; ", " &amp; Mid(sTl, 2)
				Else
					out = TPattern_toSrc(pHd, True) _
						&amp; ":" _
						&amp; sTl
					If needParens Then
						out = "(" &amp; out &amp; ")"
					End If
				End If
			Else
				Dim q As Object
				out = nameOf(c)
				If Not(isNil(ps)) Then
					Do Until isNil(ps)
						q = car(ps)
						ps = cdr(ps)
						out = out &amp; " " &amp; TPattern_toSrc(q, True)
					Loop
					If needParens Then
						out = "(" &amp; out &amp; ")"
					End If
				End If
			End If
		Case Else
TPattern_toSrc_error:
			On Local Error Goto 0 ' disable error handler
			croak("TPattern_toSrc: bad pattern " &amp; typeStr(p))
	End Select
	TPattern_toSrc = out
End Function

Function match( _
	Optional ByRef p As Object, _
	Optional ByRef e As Variant, _
	Optional ByVal x As Variant _
)
	Static oFn As Object : If isNull(oFn) Then : oFn = Fn.match : End If
	Dim out As Variant
	If isMissing(p) Then
		out = oFn
	Else
		If Not(hasType(p, TPattern)) Then
			croak("match: not a pattern: " &amp; typeStr(p))
		ElseIf isMissing(e) Then 	: out = apply(oFn, p)
		ElseIf isEmpty(e) Or isEnv(e) Then
			If isMissing(x) Then	: out = apply(oFn, p, e)
			ElseIf isEmpty(e) Then	: out = Empty
			Else
				out = _match(p, e, x)
			End If
		Else
			croak("match: bad environment: " &amp; typeStr(e))
		End If
	End If
	match = out
End Function

Function _match( _
	ByVal p As Object, _
	ByVal e As Variant, _
	ByVal x As Variant _
)
	Static pAny       As Object		' the "Any" pattern (singleton value)
	Static id_pAny    As Integer	' id of pAny
	Static cpAny      As Object		' ctor of pAny (singleton data ctor)
	Static id_cpAny   As Integer	' id of cpAny
	Static id_cpVar   As Integer	' id of the "Var" pattern ctor
	Static id_cpConst As Integer	' id of the "Const" pattern ctor
	Static pNil       As Object		' pattern that matches [] (a Data pattern)
	Static id_pNil    As Integer	' id of pNil
	Static vNil       As Object		' the singleton value []
	Static id_vNil    As Integer	' id of vNil
	Static cNil       As Object		' the singleton data ctor Nil
	Static tcList     As Object		' typeCtor of cNil
	Static cpData     As Object		' the "Data" pattern ctor (= ctor of pNil)
	Static id_cpData  As Integer	' id of the "Data" pattern ctor
	If isNull(pAny) Then
		' Let's avoid mentioning the actual name strings of the ctors!
		pAny	   = patAny
		id_pAny    = _id(pAny)
		cpAny 	   = TPattern_Any
		id_cpAny   = _id(cpAny)
		id_cpVar   = _id(TPattern_Var)
		id_cpConst = _id(TPattern_Const)
		pNil       = patNil
		id_pNil    = _id(pNil)
		vNil       = nil
		id_vNil    = _id(vNil)
		cNil       = _ctor(vNil)
		tcList     = typeCtorOf(cNil)
		assert_same(tcList, TList).x
		cpData     = TPattern_Data
		id_cpData  = _id(cpData)
	End If
	Dim out
	Dim v     As Variant	' value of Const pattern
	Dim nm    As String	' name of Var pattern
	Dim cx    As Object	' ctor of x (if p isa Data)
	Dim pCtor As Object	' ctor field of p if p isa Data : Data DataCtor ...
	Dim pArgs As Object	' args field of p if p isa Data : Data ... [TPattern]
	Dim msg   As String	' on errors
	
	' special-case on singleton patterns:
	Select Case _id(p)
		Case id_pAny:	out = e
		Case id_pNil
			pCtor = cNil ' make sure error handler makes right msg
			On Local Error Goto _match_type_error
			If _id(x) = id_vNil Then
				out = e
			Else
				' is it at least a List?
				cx = _ctor(x)
				Goto _match_require_same_datatype
			End If
		Case Else
				
			Select Case _id(_ctor(p))
				Case id_cpConst
					v = patConst_value(p)
_match_equ_test:			
					If equ(x, v) Then
						out = e
					Else
						out = Empty
					End If
				Case id_cpVar
					nm = patVar_name(p)
					v = lookup(nm, e)
					If isEmpty(v) Then
						' TODO: what if var was bound to value Empty?!
						If isEmpty(x) Then
							Goto _match_cannot_bind_var_to_Empty
						End If
						out = extend(e, nm, x)
					Else
						' tail-call:
						'out = _matches(patConst(v), e, x)
						Goto _match_equ_test
					End If
				Case id_cpData
					pCtor = patData_ctor(p)
					On Local Error Goto _match_type_error
					cx = _ctor(x)
					On Local Error Goto 0 ' disable error handler
					If DataValue_same(cx, pCtor) Then
						pArgs = patData_args(p)
						out = _matchArgs(pArgs, e, x)
					Else
						Goto _match_require_same_datatype
					End If
				Case Else
					Goto _match_bad_pattern
			End Select

	End Select

_match_done:
	_match = out
	Exit Function

_match_bad_pattern:
	On Local Error Goto 0 ' disable error handler
	msg = "match: bad pattern " &amp; typeStr(p)
	If hasType(p, TPattern) Then
		msg = msg &amp; NL &amp; "NYI?: " &amp; ctorName(p)
	End If
	croak(msg)

_match_cannot_bind_var_to_Empty:
	On Local Error Goto 0 ' disable error handler
	msg = "match: trying to bind var " &amp; nm _
		&amp; " to value Empty!"
	croak(msg)

_match_require_same_datatype:
	If DataValue_same(typeCtorOf(cx), typeCtorOf(pCtor)) Then
	' types are fine, just doesn't match
		out = Empty
		Goto _match_done
	End If
	Goto _match_type_error
				
_match_type_error:
	On Local Error Goto 0 ' disable error handler
	'On Local Error Goto _match_fuck		
	msg = "match: type error" _
		&amp; " - expected Data/" &amp; typeCtorName(pCtor) _
		&amp; ", not a " &amp; typeStr(x)
	On Local Error Goto 0 ' disable error handler
	croak(msg)

End Function

Function _matchArgs( _
	ByVal ps As Object, _
	ByVal e  As Variant, _
	ByVal x  As Object _
)
	Dim i As Integer, p As Object, f As Variant
	Do Until(isNil(ps))
		p = car(ps)
		f = field(i, x)
		e = _match(p, e, f)
		If isEmpty(e) Then
			Exit Do
		End If
		i = i + 1
		ps = cdr(ps)
	Loop
	_matchArgs = e
End Function


Function [test_Pattern======================================]()
	test_Pattern_TPattern()
	test_Pattern_Any()
	test_Pattern_Var()
	test_Pattern_Const()
	test_Pattern_Data()
	
	test_Pattern_singletonPat()
	test_Pattern_patNil()
	'test_Pattern_patCons()
	test_Pattern_patList()

	test_Pattern_isPattern()
	test_Pattern_toSrc_Any()
	test_Pattern_toSrc_Var()
	test_Pattern_toSrc_Const()
	test_Pattern_toSrc_lists()
	test_Pattern_toSrc_patterns()
	
	test_Pattern_toString()
	
	test_Pattern_match()
	test_Pattern_matches_Any()
	test_Pattern_matches_Const()
	test_Pattern_matches_Var()
	test_Pattern_matches_List()
	test_Pattern_matches_Pattern()
	
	'test_Pattern_matches_ASN()
End Function

Function test_Pattern_TPattern()
	Dim tc : tc = TPattern
	Dim dcs
	assert_hasCtor(tc, Tp.DataTypeCtor).x
	dcs = dataCtors(tc)
	assertEqual(isList(dcs), True).x
	assertEqual(isNil(dcs), False).x
End Function

Function test_Pattern_Any()
	Dim cAny : cAny = TPattern_Any
	Dim vAny : vAny = patAny()
	assert_hasCtor(vAny, cAny).x
	' returns the same value again:
	assert_same(patAny(), vAny).x
End Function

Function test_Pattern_Var()
	Dim cVar : cVar = TPattern_Var
	Dim vVar : vVar = patVar("foo")
	assert_hasCtor(vVar, cVar).x
	' destructure:
	assertEqual(patVar_name(vVar), "foo").x
	
	assertEqual(isFn(patVar()), True).x
	'assertThrows(patVar, Array(1)).x	' TODO: typecheck in applyDC
End Function

Function test_Pattern_Const()
	Dim cConst : cConst = TPattern_Const
	Dim vConst : vConst = patConst(42)
	assert_hasCtor(vConst, cConst).x
	' destructure:
	assertEqual(patConst_value(vConst), 42).x

	assertEqual(patConst_value(patConst(Nothing)), Nothing).x
	assertEqual(patConst_value(patConst(Empty)), 	 Empty).x
	assertEqual(patConst_value(patConst("qmbl")),  "qmbl").x
	
	assertEqual(isFn(patConst()), True).x
End Function

Function test_Pattern_Data()
	Dim cDat : cDat = TPattern_Data
	Dim cNil : cNil = Tp.List_Nil
	Dim vNil : vNil = nil
	Dim pNil : pNil = patData(cNil, vNil)
	assert_hasCtor(pNil, cDat).x
	' destructure:
	assert_same(patData_ctor(pNil), cNil).x
	assert_same(patData_args(pNil), vNil).x
	
	Dim c, args, p
	c = Tp.List_Cons
	args = List(patConst(1), pNil)
	p = patData(c, args)
	assert_hasCtor(p, cDat).x
	' destructure:
	assert_same(patData_ctor(p), c).x
	assert_same(patData_args(p), args).x
	
	' expects a data ctor as 1st arg
	assertThrows(patData, Array(TList, args)).x
	assertThrows(patData, Array(vNil,  args)).x
	assertThrows(patData, Array("foo", args)).x
	
	' expects a List as 2nd arg
	assertThrows(patData, Array(c, "foo")).x
	
	' expects a List of *Patterns* as 2nd arg
	assertThrows(patData, Array(c, List(1, pNil))).x
	
	' Pattern list must be same length as data ctor's argTypes
	assertThrows(patData, Array(c, List(pNil))).x

	' Patterns must be compatible with data ctor's argTypes:
	'NYI: assertThrows(patData, Array(c, List(pNil, pNil))).x
End Function

Function test_Pattern_singletonPat()
	Dim cNil  : cNil  = Tp.List_Nil
	Dim cData : cData = TPattern_Data
	Dim p
	p = singletonPat(nil)
	assert_hasCtor(p, cData).x
	assert_same(patData_ctor(p), cNil).x
	assert_same(patData_args(p), nil).x
End Function

Function test_Pattern_patNil()
	Dim cNil  : cNil  = Tp.List_Nil
	Dim cData : cData = TPattern_Data
	Dim p
	p = patNil
	assert_hasCtor(p, cData).x
	assert_same(patData_ctor(p), cNil).x
	assert_same(patData_args(p), nil).x
	' returns the same value again:
	assert_same(patNil, p).x
End Function

Function test_Pattern_patList()
	Dim cNil  : cNil  = Tp.List_Nil
	Dim cCons : cCons = Tp.List_Cons
	Dim cData : cData = TPattern_Data
	Dim pAny  : pAny  = patAny
	Dim pNil  : pNil  = patNil
	Dim p, args
	p = patList()
	assert_hasCtor(p, cData).x
	assert_same(patData_ctor(p), cNil).x
	assert_same(patData_args(p), nil).x
	' for empty list (pattern): returns the same value again:
	assert_same(patList(), p).x
	
	p = patList(pAny)
	assert_hasCtor(p, cData).x
	assert_same(patData_ctor(p), cCons).x
	args = patData_args(p)
	assertEqual(length(args), 2).x
	assert_same(car(args), pAny).x
	assert_same(cadr(args), pNil).x
	assert_same(cddr(args), nil).x
	
	Dim p1 : p1 = patConst(1)
	p = patList(pAny, p1)
	assert_hasCtor(p, cData).x
	assert_same(patData_ctor(p), cCons).x
	args = patData_args(p)
	assertEqual(length(args), 2).x
	assert_same(car(args), pAny).x
	p = cadr(args)
	assert_hasCtor(p, cData).x
	assert_same(patData_ctor(p), cCons).x
	args = patData_args(p)
	assertEqual(length(args), 2).x
	assert_same(car(args), p1).x
	p = cadr(args)
	assert_hasCtor(p, cData).x
	assert_same(p, pNil).x
	
	Dim pVarX : pVarX = patVar("x")
	p = patList(pAny, p1, pVarX)
	assert_hasCtor(p, cData).x
	assert_same(patData_ctor(p), cCons).x
	args = patData_args(p)
	assertEqual(length(args), 2).x
	assert_same(car(args), pAny).x
	p = cadr(args)
	assert_hasCtor(p, cData).x
	assert_same(patData_ctor(p), cCons).x
	args = patData_args(p)
	assertEqual(length(args), 2).x
	assert_same(car(args), p1).x
	p = cadr(args)
	assert_hasCtor(p, cData).x
	assert_same(patData_ctor(p), cCons).x
	args = patData_args(p)
	assertEqual(length(args), 2).x
	assert_same(car(args), pVarX).x
	p = cadr(args)
	assert_hasCtor(p, cData).x
	assert_same(p, pNil).x
End Function


Function test_Pattern_isPattern()
	assertEqual(isPattern(patAny),		True).x
	
	assertEqual(isPattern(patConst(Empty)), 	True).x
	assertEqual(isPattern(patConst(Nothing)), 	True).x
	assertEqual(isPattern(patConst("")), 		True).x
	assertEqual(isPattern(patConst("a")),		True).x
	
	assertEqual(isPattern(patVar("a")),		True).x
	assertEqual(isPattern(patVar("b")),		True).x

	assertEqual(isPattern(patNil),	True).x
	'assert_hasType(patNil,	TPattern).x

	assertEqual(isPattern(patData( _
		Tp.List_Cons, List(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rc_Any()
	Dim p : p = patAny
	assertEqual(TPattern_toSrc(p), "_").x
End Function

Function test_Pattern_toSrc_Var()
	Dim p
	p = patVar("x")
	assertEqual(TPattern_toSrc(p), "x").x
	p = patVar("y")
	assertEqual(TPattern_toSrc(p), "y").x
	p = patVar("foo")
	assertEqual(TPattern_toSrc(p), "foo").x
	' TODO: patVar("_") ?! &lt;--------------------------
	assertEqual(TPattern_toSrc(patVar("_")), "_").x
End Function

Function test_Pattern_toSrc_Const()
	Dim p As Object

	assertEqual(TPattern_toSrc(patConst(Empty)),		"()"			 ).x
	assertEqual(TPattern_toSrc(patConst(Nothing)),	toString(Nothing)).x
	assertEqual(TPattern_toSrc(patConst(True)),		toString(True)	 ).x
	assertEqual(TPattern_toSrc(patConst(False)),		toString(False)	 ).x
	assertEqual(TPattern_toSrc(patConst("")),			toString("")	 ).x
	assertEqual(TPattern_toSrc(patConst("a")),		toString("a")	 ).x
	assertEqual(TPattern_toSrc(patConst("foo")),		toString("foo")	 ).x
	assertEqual(TPattern_toSrc(patConst(CR)),			toString(CR)	 ).x
	assertEqual(TPattern_toSrc(patConst(LF)),			toString(LF)	 ).x
	assertEqual(TPattern_toSrc(patConst(TAB)),		toString(TAB)	 ).x
	assertEqual(TPattern_toSrc(patConst(    0)),		toString(0)		 ).x
	assertEqual(TPattern_toSrc(patConst(    1)),		toString(1)		 ).x
	assertEqual(TPattern_toSrc(patConst(    2)),		toString(2)		 ).x
	assertEqual(TPattern_toSrc(patConst( 4711)),		toString(4711)	 ).x
	assertEqual(TPattern_toSrc(patConst(3.1415)),		toString(3.1415) ).x
	assertEqual(TPattern_toSrc(patConst(CLng(42))),	toString(CLng(42))).x
	assertEqual(TPattern_toSrc(patConst(CLng(42))),	toString(42)	 ).x
End Function

Function test_Pattern_toSrc_lists()
	Dim pAny As Object : pAny = patAny
	Dim pNil As Object : pNil = patNil
	Dim varX As Object : varX = patVar("x")
	Dim varY As Object : varY = patVar("y")

	Dim p As Object

	p = pAny
	assertEqual(TPattern_toSrc(p),	"_").x
	p = pNil
	assertEqual(TPattern_toSrc(p),	"[]").x
	p = patList(pAny)
	assertEqual(TPattern_toSrc(p),	"[_]").x
	p = patCons(pAny, pAny)
	assertEqual(TPattern_toSrc(p),	"_:_").x
	p = patCons(pAny, patList(pAny))
	assertEqual(TPattern_toSrc(p),	"[_, _]").x
	p = patCons(varX, pAny)
	assertEqual(TPattern_toSrc(p),	"x:_").x
	p = patCons(varY, patCons(varX, pAny))
	assertEqual(TPattern_toSrc(p),	"y:(x:_)").x
	p = patCons(varX, patNil)
	assertEqual(TPattern_toSrc(p),	"[x]").x
	p = patList(varX, pAny)
	assertEqual(TPattern_toSrc(p),	"[x, _]").x
	p = patCons(varX, pAny)
	assertEqual(TPattern_toSrc(p),	"x:_").x
	p = patList(varX)
	assertEqual(TPattern_toSrc(p),	"[x]").x
	p = patCons(varY, patList(varX, pAny))
	assertEqual(TPattern_toSrc(p),	"[y, x, _]").x
	p = patList(varY, varX, pAny)
	assertEqual(TPattern_toSrc(p),	"[y, x, _]").x
	p = patList(varY, pNil, pAny)
	assertEqual(TPattern_toSrc(p),	"[y, [], _]").x
	p = patList(varY, patList(varX), pAny)
	assertEqual(TPattern_toSrc(p),	"[y, [x], _]").x
	p = patList(varY, patCons(varX, pAny), pAny)
	assertEqual(TPattern_toSrc(p),	"[y, x:_, _]").x
	p = patList(varY, patList(varX, pAny), pAny)
	assertEqual(TPattern_toSrc(p),	"[y, [x, _], _]").x
	p = patList(varY, patList(patCons(varX, pAny)), pAny)
	assertEqual(TPattern_toSrc(p),	"[y, [x:_], _]").x
	p = patList(varY, patList(varY, patCons(varX, pAny)), pAny)
	assertEqual(TPattern_toSrc(p),	"[y, [y, x:_], _]").x
	p = patList(patCons(varY, pAny), patList(varY, patCons(varX, pAny)), pAny)
	assertEqual(TPattern_toSrc(p),	"[y:_, [y, x:_], _]").x

End Function

Function test_Pattern_toSrc_patterns()
	Dim cAny   : cAny = TPattern_Any
	Dim cVar   : cVar = TPattern_Var
	Dim cConst : cConst = TPattern_Const
	Dim cData  : cData  = TPattern_Data
	Dim p As Object
	
	' patterns that match a pattern (patterns for a pattern)
	p = patData(cAny, nil)
	assertEqual(TPattern_toSrc(p), "Any").x
	
	p = patData(cVar, List(patConst("x")))
	assertEqual(TPattern_toSrc(p), "Var 'x'").x
	p = patData(cVar, List(patVar("x")))
	assertEqual(TPattern_toSrc(p), "Var x").x
	
	' pattern that matches a list of two Var patterns having the same varname:
	p = patList(p, p)
	assertEqual(TPattern_toSrc(p), "[Var x, Var x]").x

	' pattern that matches a Const pattern
	p = patData(cConst, List(patConst(42)))
	assertEqual(TPattern_toSrc(p), "Const 42").x

	' pattern that matches a Data pattern
	p = patData(cData, List(patVar("ctor"), patVar("args"))
	assertEqual(TPattern_toSrc(p), "Data ctor args").x

	' pattern to match a particular data ctor (as opposed to a value *of* that ctor)
	Dim cDataCtor : cDataCtor = Tp.DataCtor
	Dim cNil      : cNil = Tp.List_Nil
	p = patData(cDataCtor, List( _
		patConst(nameOf(cNil)), _
		patVar("argTypes"), _
		patVar("typeCtor") _
	))
	assertEqual(TPattern_toSrc(p), "DataCtor 'Nil' argTypes typeCtor").x

	' pattern that matches a pattern that matches the empty list
	p = patData(cData, List(p, patAny))
	assertEqual(TPattern_toSrc(p), _
		"Data (DataCtor 'Nil' argTypes typeCtor) _").x
End Function

Function test_Pattern_toString()
	Dim cAny   : cAny   = TPattern_Any
	Dim cVar   : cVar   = TPattern_Var
	Dim cConst : cConst = TPattern_Const
	Dim cData  : cData  = TPattern_Data
	Dim p As Object
	
	p = patAny
	assertEqual(TPattern_toString(p), "Pattern(" &amp; TPattern_toSrc(p) &amp; ")").x
	
	p = patConst("")
	assertEqual(TPattern_toString(p), "Pattern(" &amp; TPattern_toSrc(p) &amp; ")").x
	p = patConst(42)
	assertEqual(TPattern_toString(p), "Pattern(" &amp; TPattern_toSrc(p) &amp; ")").x
	
	p = patVar("x")
	assertEqual(TPattern_toString(p), "Pattern(" &amp; TPattern_toSrc(p) &amp; ")").x
	p = patVar("y")
	assertEqual(TPattern_toString(p), "Pattern(" &amp; TPattern_toSrc(p) &amp; ")").x
	
	
	p = patData(cVar, List(patConst("x")))
	assertEqual(TPattern_toString(p), "Pattern(" &amp; TPattern_toSrc(p) &amp; ")").x
	p = patData(cVar, List(patVar("x")))
	assertEqual(TPattern_toString(p), "Pattern(" &amp; TPattern_toSrc(p) &amp;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_
			&amp; "to match value" _
			&amp; NL &amp; "of type " &amp; typeStr(val) &amp; ":" _
			&amp; NL &amp; "  " &amp; valStr _
			&amp; NL &amp; NL &amp; "but returned env" _
			&amp; NL &amp; mStr
		If gotArray Then
			msg = "at index " &amp; i &amp; ": " _
				&amp; NL &amp; msg
		End If
		testResult = mkFail(matchResult, expected, msg)
	End If
	_single_match_assertion = testResult
End Function

Function test_Pattern_match()
	Dim f
	f = match
	assertEqual(arity(f), 3).x
	assertThrows(f, Array(Empty, Empty, Empty)).x
	
	f = match(patAny)
	assertEqual(arity(f), 2).x
	apply(f, Empty, Empty) ' should not throw
	apply(f, envEmpty, Empty) ' should not throw
	assertThrows(f, Array(Nothing, Empty)).x
	assertThrows(f, Array("foo", Empty)).x
	' throws if given some fn as env:
	assertThrows(f, Array(f, Empty)).x
	
End Function

Function test_Pattern_matches_Any()
	Dim p As Object, f As Object, e As Variant
	f = match
	assertEqual(arity(f), 3).x

	p = patAny

	' under env = Empty (None) it does not match anything:
	e = Empty
	refute_matches(p, e, Array( _
		Empty, Nothing, _
		True, False, _
		"", "a", "b", "foo", _
		0, 1, 2, 3, 4711, CLng(4711), 3.1415, _
	)).x
	refute_matches(p, e, Array( _
		nil, List(nil), List(1, 2, 3) _
	)).x
		
	e = envEmpty
	assert_matches(p, e, Array( _
		Empty, Nothing, _
		True, False, _
		"", "a", "b", "foo", _
		0, 1, 2, 3, 4711, CLng(4711), 3.1415, _
		nil, List(nil), List(1, 2, 3) _
	)).x
End Function

Function test_Pattern_matches_Const()
	Dim p As Object, f As Object, e As Variant
	p = patConst(Empty)

	' under env = Empty (None) it does not match anything:
	e = Empty
	refute_matches(p, e, Array( _
		Empty, Nothing, _
		True, False, _
		"", "a", "b", "foo", _
		0, 1, 2, 3, 4711, CLng(4711), 3.1415, _
		nil, List(nil), List(1, 2, 3) _
	)).x
	e = envEmpty
	assert_matches(p, e, Empty).x
	f = match(p, e)
	assert_toString_equals(apply(f, Empty), envEmpty).x
	refute_matches(p, e, Array( _
		       Nothing, _
		True, False, _
		"", "a", "b", "foo", _
		0, 1, 2, 3, 4711, CLng(4711), 3.1415, _
		nil, List(nil), List(1, 2, 3) _
	)).x
		
	p = patConst(Nothing)
	' under env = Empty (None) it does not match anything:
	e = Empty
	refute_matches(p, Empty, Array( _
		Empty, Nothing, _
		True, False, _
		"", "a", "b", "foo", _
		0, 1, 2, 3, 4711, CLng(4711), 3.1415, _
		nil, List(nil), List(1, 2, 3) _
	)).x
	e = envEmpty
	assert_matches(p, e, Nothing).x
	
	' TODO: decide what match should do if it wouldn't type-check
	'refute_matches(p, e, Empty			).x
	'refute_matches(p, e, nil			).x
	'refute_matches(p, e, List(nil)		).x
	'refute_matches(p, e, List(1, 2, 3)	).x
	'refute_matches(p, e, Array( _
	'	Empty, _
	'	nil, List(nil), List(1, 2, 3) _
	')).x
	
	f = match(p, e)
	assertThrows(f, Array(      True)).x
	assertThrows(f, Array(     False)).x
	assertThrows(f, Array(         0)).x
	assertThrows(f, Array(         1)).x
	assertThrows(f, Array(         2)).x
	assertThrows(f, Array(      4711)).x
	assertThrows(f, Array(CLng(4711))).x
	assertThrows(f, Array(    3.1415)).x

	
	p = patConst("")
	' under env = Empty (None) it does not match anything:
	e = Empty
	refute_matches(p, e, Array( _
		Empty, Nothing, _
		True, False, _
		"", "a", "b", "foo", _
		0, 1, 2, 3, 4711, CLng(4711), 3.1415, _
		nil, List(nil), List(1, 2, 3) _
	)).x
	e = envEmpty
	assert_matches(p, e, "").x
	refute_matches(p, e, Array( Empty, "a", "b", "foo" )).x
	f = match(p, e)
	assertThrows(f, Array(   Nothing)).x
	assertThrows(f, Array(      True)).x
	assertThrows(f, Array(     False)).x
	assertThrows(f, Array(         0)).x
	assertThrows(f, Array(         1)).x
	assertThrows(f, Array(         2)).x
	assertThrows(f, Array(      4711)).x
	assertThrows(f, Array(CLng(4711))).x
	assertThrows(f, Array(    3.1415)).x	

		
	p = patConst(CInt(0))
	' under env = Empty (None) it does not match anything:
	e = Empty
	refute_matches(p, e, Array( _
		Empty, Nothing, _
		True, False, _
		"", "a", "b", "foo", _
		0, 1, 2, 3, 4711, CLng(4711), 3.1415, _
		nil, List(nil), List(1, 2, 3) _
	)).x
	e = envEmpty
	assert_matches(p, e, 0).x
	refute_matches(p, e, Array( _
		Empty, _
		1, 2, 3, -1, -2, -3, 4711 _
	)
	f = match(p, e)
	assertThrows(f, Array(   Nothing)).x
	assertThrows(f, Array(      True)).x
	assertThrows(f, Array(     False)).x
	assertThrows(f, Array(  CByte(0))).x
	assertThrows(f, Array(   CLng(0))).x
	assertThrows(f, Array(   CSng(0))).x
	assertThrows(f, Array(   CDbl(0))).x
	assertThrows(f, Array(       "0")).x
	assertThrows(f, Array(CLng(4711))).x
	assertThrows(f, Array(    3.1415)).x	

End Function	
	
Function test_Pattern_matches_Var()
	Dim p As Object, f As Object, e As Variant
	
	p = patVar("a")
	' under env = Empty (None) it does not match anything:
	e = Empty
	refute_matches(p, e, Array( _
		Empty, Nothing, _
		True, False, _
		"", "a", "b", "foo", _
		0, 1, 2, 3, 4711, CLng(4711), 3.1415, _
		nil, List(nil), List(1, 2, 3) _
	)).x

	e = envEmpty
	assert_matches(p, e, Array( _
		       Nothing, _
		True, False, _
		"", "a", "b", "foo", _
		0, 1, 2, 3, 4711, CLng(4711), 3.1415, _
		nil, List(nil), List(1, 2, 3) _
	)).x
	' the value Empty poses a problem:
	assertThrows(match, Array(p, e, Empty)).x
	
	' bind the var "a" to the value "foo":
	e = match(p, envEmpty, "foo")
	' under this env var-pattern "a" matches only "foo":
	assert_matches(p, e, 		"foo").x
	refute_matches(p, e, 		"bar").x
	' but under an env where "a" isn't bound it still matches anything
	e = extend(envEmpty, "b", "foo")
	assert_matches(p, e, "foo").x
	assert_matches(p, e, "bar").x
	
	' again, bind the var "a" to the value "foo" (a String):
	e = match(p, envEmpty, "foo")
	f = match(p, e)
	' so these yield type errors: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Object, f As Object, e As Variant
	f = match
	e = envEmpty
	
	' pattern of the empty list
	p = patNil
	assert_matches(p, e, nil).x
	refute_matches(p, e, List(nil)).x
	f = match(p, e)
	' throws if x isn't a List:
	assertThrows(f, Array("foo"))
	' Pattern_Any is a Pattern, NOT a List!
	assertThrows(f, Array(patAny))
	
	' pattern of a non-empty list
	Dim varX  : varX  = patVar("x")
	Dim varXs : varXs = patVar("xs")
	Dim v
	p = patCons(varX, varXs)
	refute_matches(p, e, nil).x
	v = List(nil)
	match(p, e, v)
	assert_matches(p, e, List(nil)				).x
	assert_matches(p, e, List(nil, nil)			).x
	assert_matches(p, e, List(1)				).x
	assert_matches(p, e, List(1, 2, 3)			).x
	assert_matches(p, e, List("a")				).x
	assert_matches(p, e, List("a", "b", "c")	).x
	
	' pattern of a list where hd = tl (so hd must be a list, too)
	p = patCons(varX, varX)	' Note: same arg twice!
	refute_matches(p, e, nil					).x
	assert_matches(p, e, List(nil)				).x
	refute_matches(p, e, List(nil, nil)			).x
	assert_matches(p, e, List(List(nil), nil)	).x
	assert_matches(p, e, List(List(1), 1)		).x
	refute_matches(p, e, List(List(1), 2)		).x
	assert_matches(p, e, List(List(1, 2), 1, 2)	).x
	'refute_matches(p, e, List(1)				).x	' does not type-check (x:1 matched against a list)
	'refute_matches(p, e, List(1, 2, 3)			).x ' -"-
	'assert_matches(p, e, List("a")				).x ' -"-
	'refute_matches(p, e, List("a", "b", "c")	).x ' -"-
	'refute_matches(p, e, List(List(1), List(1))	).x ' does not type-check
	
	' pattern of a singleton list
	p = patCons(varX, patNil)
	refute_matches(p, e, nil).x
	assert_matches(p, e, List(nil)				).x
	refute_matches(p, e, List(nil, nil)			).x
	assert_matches(p, e, List(1)				).x
	refute_matches(p, e, List(1, 2, 3)			).x
	assert_matches(p, e, List("a")				).x
	refute_matches(p, e, List("a", "b", "c")	).x
	
	' pattern of a list with first two elems equal
	p = patCons(varX, patCons(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Pattern()
	Dim p As Object, f As Object, e As Variant, eOut As Variant
	Dim pAny      : pAny      = patAny
	Dim cpAny     : cpAny     = TPattern_Any
	Dim pVarX     : pVarX     = patVar("x")
	Dim pVarY     : pVarY     = patVar("y")
	Dim cpVar     : cpVar     = TPattern_Var
	Dim pConst42  : pConst42  = patConst(42)
	Dim pConstFoo : pConstFoo = patConst("Foo")
	Dim cpConst   : cpConst   = TPattern_Const
	Dim pNil      : pNil      = patNil
	Dim vNil      : vNil      = nil
	Dim cNil      : cNil	  = Tp.List_Nil
	Dim cCons     : cCons     = Tp.List_Cons
	Dim cDataCtor : cDataCtor = Tp.DataCtor
	
	e = envEmpty
	
	p = patData(cpAny, nil)
	Dim cpData : cpData = TPattern_Data
	
	assert_matches(p, e, pAny		).x
	refute_matches(p, e, pVarX		).x
	refute_matches(p, e, pVarY		).x
	refute_matches(p, e, pConst42	).x
	refute_matches(p, e, pConstFoo	).x
	refute_matches(p, e, p			).x ' p isa Pattern_Data
	refute_matches(p, e, pNil		).x ' pNil isa Pattern_Data
	
	p = patData(cpVar, List(pVarX))
	refute_matches(p, e, pAny		).x
	assert_matches(p, e, pVarX		).x
	assert_matches(p, e, pVarY		).x
	refute_matches(p, e, pConst42	).x
	refute_matches(p, e, pConstFoo	).x
	refute_matches(p, e, p			).x ' p isa Pattern_Data
	refute_matches(p, e, pNil		).x ' pNil isa Pattern_Data
	
	p = patData(cpConst, List(pVarX))
	refute_matches(p, e, pAny		).x
	refute_matches(p, e, pVarX		).x
	refute_matches(p, e, pVarY		).x
	assert_matches(p, e, pConst42	).x
	assert_matches(p, e, pConstFoo	).x
	refute_matches(p, e, p			).x ' p isa Pattern_Data
	refute_matches(p, e, pNil		).x ' pNil isa Pattern_Data
	
	' match any Data pattern
		' Data x y -&gt; ...
	p = patData(cpData, List(pVarX, pVarY))
	refute_matches(p, e, pAny		).x
	refute_matches(p, e, pVarX		).x
	refute_matches(p, e, pVarY		).x
	refute_matches(p, e, pConst42	).x
	refute_matches(p, e, pConstFoo	).x
	assert_matches(p, e, p			).x ' p isa Pattern_Data
	eOut = match(p, e, p)
	assert_same(lookup("x", eOut), patData_ctor(p)).x
	assert_same(lookup("y", eOut), patData_args(p)).x
	
	
	assert_matches(p, e, pNil		).x ' pNil isa Pattern_Data
	eOut = match(p, e, pNil)
	assert_same(lookup("x", eOut), patData_ctor(pNil)).x
	assert_same(lookup("y", eOut), patData_args(pNil)).x
	
	' match a Data pattern for singletons
	' Data x [] -&gt; ...
	p = patData(cpData, List(pVarX, pNil))
	refute_matches(p, e, pAny		).x
	refute_matches(p, e, pVarX		).x
	refute_matches(p, e, pVarY		).x
	refute_matches(p, e, pConst42	).x
	refute_matches(p, e, pConstFoo	).x
	' p isa Pattern_Data but it has non-nil argPatterns:
	refute_matches(p, e, p			).x
	' pNil isa Pattern_Data with nil argPatterns:
	assert_matches(p, e, pNil		).x
	' pNil = patData(cNil, nil)
	assert_matches(p, e, patData(cNil, vNil)	).x
	eOut = match(p, e, pNil)
	assert_same(lookup("x", eOut), patData_ctor(pNil)).x
	' cpAny is a singleton data ctor, too
	assert_matches(p, e, patData(cpAny, vNil)	).x
	eOut = match(p, e, patData(cpAny, vNil))
	assert_same(lookup("x", eOut), cpAny).x

	' match the singleton data ctor for the empty list nil
	' (by its name and the fact that it's a singleton data ctor)
	' DataCtor "Nil" [] _ -&gt; ...
	p = patData(cDataCtor, List( _
		patConst(nameOf(cNil)), _
		pNil, _
		pAny _
	))
	'refute_matches(p, e, pAny		).x	' does not type-check
	'refute_matches(p, e, pVarX		).x	' does not type-check
	'refute_matches(p, e, pVarY		).x	' does not type-check
	'refute_matches(p, e, pConst42	).x	' does not type-check
	'refute_matches(p, e, pConstFoo	).x	' does not type-check
	'refute_matches(p, e, p			).x	' does not type-check
	'refute_matches(p, e, pNil		).x	' does not type-check
	refute_matches(p, e, cpAny		).x
	refute_matches(p, e, cpVar		).x
	refute_matches(p, e, cpConst	).x
	refute_matches(p, e, cpData		).x
	refute_matches(p, e, cCons		).x
	assert_matches(p, e, cNil		).x
	
	' match a Data pattern that matches the empty list nil
	Dim pNilCtor : pNilCtor = p
	' Data (DataCtor "Nil" [] _) _
	p = patData(cpData, List(pNilCtor, pAny))
	assertEqual(TPattern_toSrc(p), "Data (DataCtor 'Nil' [] _) _").x
	refute_matches(p, e, pAny		).x
	refute_matches(p, e, pVarX		).x
	refute_matches(p, e, pVarY		).x
	refute_matches(p, e, pConst42	).x
	refute_matches(p, e, pConstFoo	).x
	refute_matches(p, e, p			).x
	assert_matches(p, e, pNil		).x
	' pNil = patData(cNil, nil)
	assert_matches(p, e, patData(cNil, nil)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TPattern		As Object
	TPattern_Any	As Object
	TPattern_Var	As Object
	TPattern_Const	As Object
	TPattern_Data	As Object
End Type


Const DataCtor_name     = 0
Const DataCtor_argTypes = 1
Const DataCtor_typeCtor = 2


Const DataTypeCtor_name  	 = 0
Const DataTypeCtor_arity 	 = 1
Const DataTypeCtor_dataCtors = 2

Const Ntv_shortName = 0
Const Ntv_typeName  = 1
Const Ntv_varType   = 2

Sub Main
	[test_Type======================================]()
End Sub

Function _DataTypeCtor_name(x)
	_DataTypeCtor_name = _destructure(Tp.DataTypeCtor, 0, x)
End Function

Function _DataTypeCtor_arity(x)
	_DataTypeCtor_arity = _destructure(Tp.DataTypeCtor, 1, x)
End Function

Function _DataTypeCtor_dataCtors(x)
	_DataTypeCtor_dataCtors = _destructure(Tp.DataTypeCtor, 2, x)
End Function


Function _newDataValue(ctor As DataValue, ByRef args As Array)
	Static instanceCount As Long
	Dim out As New DataValue
	out.ctor   = ctor
	out.fields = args
	out.id	   = instanceCount
	instanceCount = instanceCount + 1
	_newDataValue = out
End Function

' old stuff, to be replaced
Function _tyname(o As Object)
	_tyname = o.tyname
End Function

Function _id(o As Object)
	_id = o.id
End Function

Function _str(o As Object)
	_str = o.str
End Function

Function _ctor(o As Object)
	_ctor = o.ctor
End Function

Function _fields(o As Object)
	_fields = o.fields
End Function

Function _x(o As Object)
	_x = o.x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tcList.fields(DataTypeCtor_dataCtors) = _
			_newDataValue(cCons, Array(cNil, _
			_newDataValue(cCons, Array(cCons, _
								 vNil _
		))))
		
		tcDataCtor.fields(DataTypeCtor_dataCtors) = _
			_newDataValue(cCons, Array(cDataCtor, _
								 vNil _
		))
		
		' can use _mkDataCtor from now on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Param", _
			_newDataValue(cCons, Array(nInt, _
								 vNil _
		)))
		out.TType_Param = cParam
		
		Dim cApp
		cApp = _mkDataCtor(tcType, "App", _
			_newDataValue(cCons, Array(tcType, _
			_newDataValue(cCons, Array(tcType, _
								 vNil _
		)))))
		out.TType_App = cApp
		
		
		' With cApp we can fix field argTypes of cons 
		' so we can use list fns (can use convenience fns already)
		Dim a0 : a0 = TypeParam(0)
		cCons.fields(DataCtor_argTypes) =		_
			_newDataValue( cCons, Array(a0,	_
			_newDataValue( cCons, Array(TList(a0), _
			vNil _
		))))
		
		
		' argTypes of DataTypeCtor
		cDataTypeCtor.fields(DataCtor_argTypes) = _
			List(nStr, nInt, TList(tcDataCtor))
		
		' argTypes of DataCtor
		cDataCtor.fields(DataCtor_argTypes) = _
			List(nStr, TList(tcType), tcDataTypeCtor)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Param.str		= "Param :: Int -&gt; Type"
		out.TType_App.str		= "App :: Type -&gt; Type -&gt; Type"
		
		nStr.str 				= cNtv.str &amp; "_Str"
		nInt.str 				= cNtv.str &amp; "_Int"
		
		' -- more BASIC types:
		out.Native_Boolean	= _mkNative("Bool",		CBool(0))
		out.Native_Byte		= _mkNative("Byte",		CByte(0))
		out.Native_Integer	= nInt		
		out.Native_Long 	= _mkNative("Long",		CLng(0))
		out.Native_Single	= _mkNative("Single",	CSng(0))
		out.Native_Double	= _mkNative("Double",	CDbl(0))
		out.Native_String 	= nStr
		out.Native_Object	= _mkNative("Obj",		Nothing)
		out.Native_Empty	= _mkNative("Empty",	Empty)
		out.Native_Array	= _mkNative("Array",	Array())
		out.Native_Date		= _mkNative("Date",		Date)
		Dim aVariant As Variant
		out.Native_Variant	= _mkNative("Variant",	aVariant)
						
	End If
	Tp = out
End Function

Function _mkNative(shortName As String, sampleValue As Variant)
	Dim out
	' cannot use applyDC because it needs the native types
	If isArray(sampleValue) Then
		out = _newDataValue(Tp.Native, Array( _
			shortName, "Array", VarType(sampleValue)))
	Else
		out = _newDataValue(Tp.Native, Array( _
			shortName, TypeName(sampleValue), VarType(sampleValue)))
	End If
	out.str = Tp.Native.str &amp; "_" &amp; shortName
	_mkNativ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typeOf(Optional x As Variant)
	Static oFn As Object ' init only when needed (Fn() requires List)
	Static cs As Variant, cDataCtor As Objec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cDataCtor = Tp.DataCtor
	End If
		
	Dim out As Variant, vt As Integer
	vt = VarType(x)
		
	On vt Goto _vtXX, _vtNN, _vtNN, _vtNN, _vtNN, _
			   _vtXX, _vtNN, _vtNN, _vt09, _vt10, _
			   _vtNN, _vtNN, _vtXX, _vtXX, _vtXX, _
			   _vtXX, _vtNN
	' when we get here then vt = 0 or &gt;17
	If vt = 0 Then
		out = _Empty
		Goto _typeOf_end
	ElseIf isArray(x) Then
		out = _Array
		Goto _typeOf_end
	End If
_vt10: ' isMissing(x) = True
	If isNull(oFn) Then : oFn = Fn.typeOf :	End If
	out = oFn
	Goto _typeOf_end
_vtNN:
	out = cs(vt)
	Goto _typeOf_end
_vt09: ' isObject(x) = True
	out = _Obj
	On Local Error Goto _typeOf_end
	' Does x have a .ctor member?
	Dim cx  : cx  = _ctor(x)  ' DON'T dot-access members in here!
	' But is it (cx) a TDataCtor?
	' The field access may throw if cx ain't a TDataCtor...
	out = field(DataCtor_typeCtor, cx)
	' But if it didn't we have to make sure that cx
	' really was constructed by DataCtor:
	Dim ccx : ccx = _ctor(cx) ' .ctor of x's .ctor
	If DataValue_same(ccx, cDataCtor) Then
		Dim r As Integer, i As Integer
		r = field(DataTypeCtor_arity, out)
		' TODO: typeOf - fully apply DataTypeCtor with arity &gt; 0?
		'For i = 0 To r - 1
		'	out = TypeApp(out, TypeParam(i))
		'Next i
	Else
		out = _Obj
	End If
_typeOf_end:
	typeOf = out
	Exit Function
_vtXX: ' vt =1, =6, &gt;17 and not Array
	croak("typeOf: unsupported VarType = " &amp; vt _
		&amp; NL &amp; "TypeName: '" &amp; TypeName(x) &amp; "'" _
	)
End Function


Function ctorOf(Optional x As Variant)
	Static oFn As Object ' init only when needed (Fn() requires List)
	Dim out : out = Empty
	If isMissing(x) Then
		out = Fn.ctorOf
	Else
		On Local Error Goto ctorOf_end
		out = _ctor(x) ' DON'T dot-access members in here!
	End If
ctorOf_end:
	ctorOf = out
	Exit Function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 --------------------------------------------------------------
	
Function _destructure(c As Object, i As Integer, Optional v As Variant)
	Dim out
	If isMissing(v) Then
		out = apply(Fn.destructure, c, i)
	Else
		On Local Error Goto _destructure_error
		If DataValue_same(_ctor(v), c) Then
			out = field(i, v)
		Else
_destructure_error:
			On Local Error Goto 0 ' disable error handler
			Dim cName : cName = field(DataCtor_name, c)
			Dim tExp : tExp = field(DataCtor_typeCtor, c)
			Dim r, k : r = field(DataTypeCtor_arity, tExp)
			For k = 0 To r - 1
				tExp = TypeApp(tExp, TypeParam(k))
			Next k
			Dim msg
			msg = "destructure " &amp; cName &amp; " " &amp; i &amp; ": "
			If hasType(v, tExp) Then
				' wrong data ctor
				msg = msg &amp; " wrong ctor " &amp; ctorName(v)
			Else
				Dim tAct : tAct = typeOf(v)
				' wrong type
				msg = msg &amp; " expected a " &amp; tExp.str &amp; ", not a " &amp; tAct.str
			End If
			croak(msg)
		End If
	End If
	_destructure = out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 --- TDataTypeCtor

Function TDataTypeCtor()
	Static out As Object : If isNull(out) Then : out = Tp.TDataTypeCtor : End If
	TDataTypeCtor = out
End Function

Function dataCtors(Optional tc)
	dataCtors = _destructure(Tp.DataTypeCtor, 2, tc)
End Function

Function findDataCtor(tc, dcName As String)
	Dim dcs As Object, dc as Object, out
	dcs = dataCtors(tc)
	Do Until isNil(dcs)
		dc = car(dcs)
		If nameOf(dc) = dcName Then
			out = dc
			Exit Do
		End If
		dcs = cdr(dcs)
	Loop
	findDataCtor = out
End Function

Function nameOf(x)
	On Local Error Goto nameOf_error
	Dim out, c : c = _ctor(x)
	If DataValue_same(c, Tp.DataCtor) Then
		out = field(DataCtor_name, x)
	ElseIf DataValue_same(c, Tp.DataTypeCtor) Then
		out = field(DataTypeCtor_name, x)
	Else
nameOf_error:
		croak("nameOf: expected DataCtor or DataTypeCtor - got " _
			&amp; _str(typeOf(x)))
	End If
	nameOf = out
End Function

' --- TDataCtor

Function TDataCtor()
	Static out As Object : If isNull(out) Then : out = Tp.TDataCtor : End If
	TDataCtor = out
End Function

Function argTypes(Optional dc)
	argTypes = _destructure(Tp.DataCtor, 1, dc)
End Function

Function singletonVal(Optional dc)
	Dim out
	If isMissing(dc) Then
		out = Fn.singletonVal
	ElseIf isNil(argTypes(dc)) Then
		out = _x(dc)
	Else
		croak("not a singleton data ctor: " &amp; nameOf(dc) _
			&amp; NL &amp; _str(dc))
	End If
	singletonVal = out
End Function

' --- List

Function TList(Optional typeArg)
	Static tc As Object : If isNull(tc) Then : tc = Tp.List : End If
	Dim out
	If isMissing(typeArg) Then
		out = tc
	Else
		out = TypeApp(tc, typeArg)
	End If
	TList = out
End Function

' --- TType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TypeParam(Optional i As Integer)
	Static c As Object : If isNull(c) Then : c = Tp.TType_Param : End If
	Dim out
	If isMissing(i) Then
		out = c
	Else
		'out = applyDC(c, i)
		out = _newDataValue(c, Array(i))
		out.str = "a" &amp; i
	End If
	TypeParam = out
End Function

Function TypeParam_index(Optional x)
	TypeParam_index = _destructure(Tp.TType_Param, 0, x)
End Function


Function TypeApp(Optional tc As Object, Optional ta As Object)
	Static cApp As Object : If isNull(cApp) Then : cApp = Tp.TType_App : End If
	Dim out
	If isMissing(tc) Then
		out = cApp
	Else
		Dim r As Integer
		'out = applyDC(cApp, tc, ta)
		out = _newDataValue(cApp, Array(tc, ta))
		
		' tc must be an "applicable" type,
		' ie: a DataTypeCtor with arity &gt; 0
		'     or a TypeApp with at least 1 unbound TypeParam
		If isType(tc) Then
			r = Type_arity(tc)
			If r &gt; 0 Then
				Dim tcCtor As Variant, tcStr As String
				tcCtor = _ctor(tc)
				If DataValue_same(tcCtor, DataTypeCtor) Then
					tcStr = field(DataTypeCtor_name, tc)
				ElseIf DataValue_same(tcCtor, cApp) Then
					tcStr = tc.str
				Else
					show("TypeApp/NYI: ", tc).boom
				End If
			Else
				croak("TypeApp: cannot apply " _
					&amp; TType_toString(tc))
			End If
		Else
			Goto TypeApp_invalid_1st_arg
		End If
				
		' ta must be a "complete" type,
		' ie: a DataTypeCtor with arity = 0
		'  or a TypeApp
		'  or a TypeParam
		'  or a native type (Native_Str, Native_Int, ...)
		If isType(ta) Then
			r = Type_arity(ta)
			If r = 0 Then
				Dim taCtor As Object, taStr As String
				taCtor = _ctor(ta)
				If DataValue_same(taCtor, DataTypeCtor) Then
					taStr = field(DataTypeCtor_name, ta)
				ElseIf DataValue_same(taCtor, Tp.Native) Then
					taStr = field(Ntv_shortName, ta)
				ElseIf DataValue_same(taCtor, cApp) Then
					taStr = ta.str
					If Not(startsWith(taStr, "[")) Then
						taStr = "(" &amp; taStr &amp; ")"
					End If
				Else
					taStr = ta.str
				End If
			Else
				croak("TypeApp: incomplete type arg: " _
					&amp; TType_toString(ta))
			End If
		Else
			Goto TypeApp_invalid_2nd_arg
		End If
		
		If DataValue_same(tc, TList) Then
			out.str = "[" &amp; taStr &amp; "]"
		Else
			out.str = tcStr &amp; " " &amp; taStr
		End If
		
	End If
	TypeApp = out
	Exit Function
TypeApp_invalid_1st_arg:
	croak("TypeApp: cannot apply " &amp; toString(tc))
TypeApp_invalid_2nd_arg:
	croak("TypeApp: invalid type arg " &amp; toString(ta))
End Function

' --------------------------------------------------------------

Function TypeApp_typeFn(Optional x)
	TypeApp_typeFn = _destructure(Tp.TType_App, 0, x)
End Function

Function TypeApp_typeArg(Optional x)
	TypeApp_typeArg = _destructure(Tp.TType_App, 1, x)
End Function

Function Type_arity(x)
	Dim out
	On Local Error Goto Type_arity_error
	Dim ct : ct = _ctor(x)
	If DataValue_same(ct, Tp.DataTypeCtor) Then
		out = field(DataTypeCtor_arity, x)
	ElseIf DataValue_same(ct, Tp.TType_App) Then
		out = CInt(Type_arity(TypeApp_typeFn(x)) - 1)
	ElseIf isType(x) Then
		out = 0
	Else
Type_arity_error:
		On Local Error Goto 0 ' disable error handler
		show("Type_arity: expected a Type, not a " _
			&amp; typeStr(x)).boom
	End If
	Type_arity = out
End Function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tcType As Object
	Static cDataTypeCtor As Object, cNative As Object
	Static nVariant As Object
	Static cParam As Object, cApp As Object
	Dim out As Variant
	If isMissing(t) Then
		If isNull(oFn) Then : oFn = Fn.hasType : End If
		If isMissing(v) Then	: out = oFn
		Else					: out = apply1(oFn, v)
		End If
	ElseIf isType(t) Then
		If isNull(tcType) Then
			tcType = Tp.TType
			cDataTypeCtor = Tp.DataTypeCtor
			cNative = Tp.Native
			nVariant = Tp.Native_Variant
			cParam = Tp.TType_Param
			cApp = Tp.TType_App
		End If
		If DataValue_same(t, tcType) Then
			out = isType(v)
		ElseIf isCtorOf(cParam, t) Then
			' TODO: hasType - type context
			out = True
		Else
			out = False
			Dim tv As Object
			tv = typeOf(v)
			If DataValue_same(tv, t) Then
				out = True
			ElseIf isCtorOf(cNative, tv) Then
				If DataValue_same(t, nVariant) Then
					out = True
				Else
					' TODO: subtype relation for native types
					out = False
				End If			
			ElseIf isCtorOf(cDataTypeCtor, tv) Then
				Dim r As Integer
				r = field(DataTypeCtor_arity, tv)
				If (r &gt; 0) And (isCtorOf(cApp, t)) Then
					out = DataValue_same(tv, TypeApp_typeFn(t))
					' TODO: test type arg
				Else
					' TODO: subtype relation for data types
				End If
			End If
		End If
	Else
		croak("hasType: not a type: " &amp; toString(t))	
	End If	
	hasType = ou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 n = 1
	ElseIf isMissing(a2) Then : n = 2
	ElseIf isMissing(a3) Then : n = 3
	ElseIf isMissing(a4) Then : n = 4
	Else
		croak("applyDC " &amp; cName &amp; ": " _
			&amp; " only up to 4 args supported - got 5" _
		)
	End If
	If r &lt; n Then
		Goto applyDC_too_many_args
	End If
	On n Goto _tc1, _tc2, _tc3, _tc4, _tc5
	Goto _tc0
_tc5: a = a4 : t = nth(4, ats) : If Not(hasType(a, t)) Then : Goto applyDC_typeError : End If
_tc4: a = a3 : t = nth(3, ats) : If Not(hasType(a, t)) Then : Goto applyDC_typeError : End If
_tc3: a = a2 : t = nth(2, ats) : If Not(hasType(a, t)) Then : Goto applyDC_typeError : End If
_tc2: a = a1 : t = nth(1, ats) : If Not(hasType(a, t)) Then : Goto applyDC_typeError : End If
_tc1: a = a0 : t = nth(0, ats) : If Not(hasType(a, t)) Then : Goto applyDC_typeError : End If
_tc0:
	If n &lt; r Then
		Dim typeStr As String
		For i = n To r - 1
			t = nth(i, ats)
			If (t.str &lt;&gt; "") Then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r = 0 Then
			out = singletonVal(c)
			If isEmpty(out) Then
				croak("applyDC " &amp; cName &amp; ": singleton ctor " _
					&amp; " empty with .x" _
				)
			End If
		Else
			Dim fields
			Select Case r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dim foo : foo = hasType(a, t)	
	croak("applyDC " &amp; cName &amp; ": type error: expected " _
		&amp; _DataValue_toString_Type(t) _
		&amp; ", not a " &amp; typeof(a).str _
	)
End Function


' --------------------------------------------------------------

Function Data_toString( _
	v As DataValue, _
	Optional ByRef needParens As Boolean, _
	Optional expandElementary As Boolean _
)
	Dim out As String
	Dim id_v As Long
	id_v = _id(v)
	If isMissing(needParens) Then
		needParens = False
	End If
	If isMissing(expandElementary) Then
		expandElementary = True
	End If
	' dispatch on data type:
	Dim tc
	tc = typeCtorOf(_ctor(v))
	Select Case _id(tc)
		Case _id(TDataCtor)
			out = TDataCtor_toString(v, needParens, expandElementary)
		Case _id(TDataTypeCtor)
			If expandElementary Then
				out = generic_Data_toString(v, needParens, True)
			Else
				out = "´" &amp; nameOf(v)
			End If
		Case _id(TType)
			out = TType_toString(v, needParens)
		Case _id(TList)
			out = TList_toString(v, expandElementary)
		Case _id(TPattern)
			out = TPattern_toString(v, needParens)
		Case Else
			out = generic_Data_toString(v, needParens, expandElementary)
			'croak("Data_toString/NYI: a " &amp; typeStr(v))
	End Select
	Data_toString = out
End Function

Function generic_Data_toString( _
	v As Object, _
	Optional needParens       As Boolean, _
	Optional expandElementary As Boolean _
)
	Dim out As String
	If isMissing(needParens) Then
		needParens = False
	End If
	If isMissing(expandElementary) Then
		expandElementary = True
	End If
	Dim i As Integer, n As Integer
	Dim f As Variant, tf As Object, fStr As String
	out = ctorName(v)
	n = fieldCount(v) - 1
	For i = 0 To n
		f = field(i, v)
		If isDataValue(f) Then
			fStr = Data_toString(f, True, False)
		Else
			fStr = toString(f)
		End If	
		out = out &amp; " " &amp; fStr
	Next i
	If needParens And (i &gt; 0) Then
		out = "(" &amp; out &amp; ")"
	End If
	generic_Data_toString = out
End Function

Function TDataCtor_toString( _
	v As Object, _
	Optional needParens As Boolean, _
	Optional expandElementary As Boolean _
)
	If isMissing(needParens) Then
		needParens = False
	End If
	If isMissing(expandElementary) Then
		expandElementary = True
	End If
	Dim out
	out = nameOf(v)
	If expandElementary Then
		Dim ats As Object
		ats = argTypes(v)
		out = typeCtorName(v) &amp; "." &amp; out
		If Not(isNil(ats)) Then
			Do
				out = out &amp; " " &amp; TType_toString(car(ats), True)
				ats = cdr(ats)
			Loop Until isNil(ats)
			If needParens Then
				out = "(" &amp; out &amp; ")"
			End If
		End If
	Else
		out = "´" &amp; out
	End If
	TDataCtor_toString = out
End Function

Function TType_toString( _
	v As Object, _
	Optional needParens As Boolean _
)
	Static tcType   As Object, cParam As Object, cApp As Object
	Static tcNative As Object
	If isNull(tcType) Then
		tcType   = Tp.TType
		cParam   = Tp.TType_Param
		cApp     = Tp.TType_App
		tcNative = Tp.TNative
	End If
	If isMissing(needParens) Then
		needParens = False
	End If
	Dim out
	Dim c  As Object : c  = _ctor(v)
	Dim tc As Object : tc = typeCtorOf(c)
	
	If DataValue_same(tc, tcType) Then
		If DataValue_same(c, cParam) Then
			out = "a" &amp; TypeParam_index(v)
		ElseIf DataValue_same(c, cApp) Then
			out = TType_toString(TypeApp_typeFn(v), False) _
				&amp; " " _
				&amp; TType_toString(TypeApp_typeArg(v), True)
			If needParens Then
				out = "(" &amp; out &amp; ")"
			End If
		Else
			croak("TType_toString/NYI: TType." &amp; nameOf(c))
		End If
	ElseIf isType(v) Then
		If DataValue_same(tc, tcNative) Then
			out = field(Ntv_shortName, v)
		ElseIf DataValue_same(c, DataTypeCtor) Then
			out = nameOf(v)
		Else
			croak("TType_toString/NYI: " &amp; typeStr(v))
		End If
	Else
		croak("TType_toString: not a Type: " &amp; typeStr(v))
	End If

	TType_toString = out
End Function


Function _mkDataCtor( _
	typeCtor As Object, _
	cName 	 As String, _
	ByVal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out.str = cName
	If isSingle Then
		out.x = _newDataValue(out, emptyArray)
		out.x.str = cName
	Else
		' cannot use TType_toString yet!
		out.str = out.str &amp; " ..."
	End If
	typeCtor.str = typeCtor.str &amp; out.str
	out.str = tcName &amp; "." &amp; out.str
	_mkDataCtor = out	
End Function

Function mkDataCtor( _
	typeCtor As Object, _
	cName 	 As String, _
	ByVal argTypes As Object _
)
	Dim out
	out = _newDataValue(Tp.DataCtor, Array(cName, argTypes, typeCtor))
	Dim dcs As Object
	dcs = dataCtors(typeCtor)
	Dim isFirst As Boolean, isSingle As Boolean
	isFirst  = isNil(dcs)
	isSingle = isNil(argTypes) ' singleton data ctor?
	typeCtor.fields(DataTypeCtor_dataCtors, typeCtor) _
		= cons(out, dcs)
	Dim tcName As String
	tcName = nameOf(typeCtor)
	If Not(isFirst) Then
		typeCtor.str = typeCtor.str &amp; " | "
	End If
	out.str = cName
	If isSingle Then
		out.x = _newDataValue(out, emptyArray)
		out.x.str = cName
	Else
		' can use TType_toString now:
		Do
			out.str = out.str _
				&amp; " " &amp; TType_toString(car(argTypes), True)
			argTypes = cdr(argTypes)
		Loop Until(isNil(argTypes))
	End If
	typeCtor.str = typeCtor.str &amp; out.str
	out.str = tcName &amp; "." &amp; out.str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out.str = out.str &amp; " a" &amp; i
	Next i
	out.str = out.str &amp; " = "
	_mkDataTypeCtor = out
End Function

Function isType(t As Variant)
	Dim out
	out = False
	If isObject(t) Then
		On Local Error Goto isType_end
		Dim c : c = _ctor(t) ' DON't dot-access it!
		If DataValue_same(c, Tp.Native) Then
			out = True
		ElseIf DataValue_same(c, Tp.DataTypeCtor) Then
			out = True
		ElseIf DataValue_same(_ctor(c), Tp.DataCtor) Then
			' DON't use typeCtorOf
			out = DataValue_same(field(DataCtor_typeCtor, c), Tp.TType)
		End If
	End If
isType_end:
	isType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t As Object, ct
	t = typeOf(x)
	ct = ctorOf(t)
	If Not(isObject(ct)) Then
		ct = ctorOf(t)
		croak("typeStr: invalid ctor of type " &amp; toString(t))
	ElseIf DataValue_same(ct, Tp.Native) Then
		' Special case: native values have as "ctors"
		' members of the enum TNative. They are not
		' data ctors, but rather "NativeTypeCtor" s.
		' They cannot be "applied" to construct values.
		' They do however contain x's TypeName, VarType and short_name.
		If DataValue_same(t, Tp.Native_Object) Then ' x is not a DataValue
			out = _typeStr(x)
		Else
			out = field(Ntv_typeName, t)
		End If
	Else ' x is normal DataValue
		out = "Data/" &amp; field(DataTypeCtor_name, t)
	End If
	typeStr = out
End Function

Function _typeStr(o As Object)
	Dim out As String
	out = "Object"
	On Local Error Goto _typeStr_end
	out = out &amp; "/" &amp; _tyname(o)
_typeStr_end:
	_typeStr = out
End Function



Function isString(Optional x As Variant)
	If isMissing(x) Then
		isString = Fn.isString
	Else
		isString = DataValue_same(typeOf(x), Tp.Native_String)
	End If
End Function

Function isInteger(Optional x As Variant)
	Dim out As Variant
	If isMissing(x) Then : out = Fn.isInteger
	Else 				 : out = DataValue_same(typeOf(x), Tp.Native_Integer)
	End If
	isInteger = out
End Function


Function [test_Type======================================]
	test_Type_DataValue()
	test_Type_isDataValue()
	
	test_bootstrapTypes()
	test_Type_typeOf()
	test_Type_typeStr()
	test_Type_isType()
	test_Type_isObject()
	test_Type_isString()
	test_Type_isInteger()
	
	test_Type_hasType()
	
	test_Type_dot_str()
	
	test_Data_toString()
	
	test_Type_applyDC()
	test_Type_destructure()
	test_Type_dataCtors()
	'test_Type_nameOf()
	test_Type_findDataCtor()
	test_Type_singletonVal()

	test_Type_Type_arity()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_id(x) _
			&amp; IIf(exp, "", "NOT") _
			&amp; " to be same as .id " &amp; _id(y) &amp; ":" _
			&amp; NL &amp; ".id " &amp; _id(x) &amp; ": " &amp; DataValue_toString(x) _
			&amp; NL _
			&amp; NL &amp; ".id " &amp; _id(y)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car(ys), vNil).x
	assert_same(cdr(ys), xs).x
	assert_same(car(xs), vNil).x
	xs = cons(2, cons(3, vNil))
	ys = cons(1, xs)
	assertEqual(                  car(ys),		1).x
	assert_same(         	      cdr(ys),	   xs).x
	assertEqual(                  car(xs),		2).x	
	assertEqual(              car(cdr(ys)),		2).x	
	assertEqual(              car(cdr(xs)),		3).x	
	assertEqual(          car(cdr(cdr(ys))),	3).x	
	assertEqual(	isNil(cdr(cdr(cdr(ys)))), 	True).x	

	assertEqual(            cadr(ys),	2).x	
	assertEqual(            cadr(xs),	3).x	
	assertEqual(	isNil(  cddr(xs)),	True).x	
	assertEqual(           caddr(ys),	3).x	
	assertEqual(	isNil( cdddr(ys)),	True).x	

	assertEqual(nth(0, xs), 2).x
	assertEqual(nth(1, xs), 3).x
	assertEqual(nth(0, ys), 1).x
	assertEqual(nth(1, ys), 2).x
	assertEqual(nth(2, ys), 3).x

	'--- List_length
	assertEqual(length(			    vNil), 		0).x
	assertEqual(length(		cons(0, vNil)), 	1).x
	assertEqual(length(cons(0, cons(0, vNil))), 	2).x

	'assertEqual(isFn(Fn.length), 	True).x	' from Fn object
	'assertEqual(isFn(length), 	True).x	' from 0-arg call
	'assertEqual(arity(length), 1).x
	
	'assertEqual(apply(length,					vNil), 	 0).x
	'assertEqual(apply(length,			cons(0, vNil)),	 1).x
	'assertEqual(apply(length,	cons(0, cons(0, vNil))), 2).x

	
	'--- with List_length and List_nth, 
	'    check dataCtors fields of data type ctors so far (TType later)
	Dim dataCtors
	dataCtors = field(DataTypeCtor_dataCtors,         tcDataTypeCtor)
	assertEqual(length(dataCtors), 1).x
	assert_same(nth(0, dataCtors), cDataTypeCtor).x
	
	dataCtors = field(DataTypeCtor_dataCtors,         tcDataCtor)
	assertEqual(length(dataCtors), 1).x
	assert_same(nth(0, dataCtors), cDataCtor).x
	
	dataCtors = field(DataTypeCtor_dataCtors,         tcList)
	assertEqual(length(dataCtors), 2).x
	assert_same(nth(0, dataCtors), cNil).x
	assert_same(nth(1, dataCtors), cCons).x
	
	
	'--- data ctors of TType

	dataCtors = field(DataTypeCtor_dataCtors, tcType)
	assertEqual(length(dataCtors), 2).x
	Dim cParam	: cParam = Tp.TType_Param
	Dim cApp	: cApp	 = Tp.TType_App
	assert_same(nth(0, dataCtors), cApp).x
	assert_same(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ength(argTypes), 3).x
	
	assert_same(nth(DataTypeCtor_name,			argTypes), nStr).x
	assert_same(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ength(argTypes), 1).x
	assert_same(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ength(argTypes), 2).x
	assert_same(nth(0, argTypes), tcType).x
	assert_same(nth(1, argTypes), tcType).x

	'--- apply data ctor App
	Dim vApp As Variant
	vApp = TypeApp(tcList, nInt)
	assertEqual(isDataValue(vApp),	True	).x
	assertEqual( fieldCount(vApp),	2		).x
	assert_hasCtor(         vApp,	cApp	).x	

	assert_same(field(0,	vApp),	tcList).x
	assert_same(field(1,	vApp),	nInt).x
	
	' TODO: make fn TypeApp return a TFn on 0 args
	'assertThrows(TypeApp, Array(TList(nInt), nStr))
	'assertThrows(TypeApp, Array(nInt, tcList))
	
	
	'--- apply data ctor DataTypeCtor

	
	
	'--- argTypes of DataCtor
	argTypes =  field(DataCtor_argTypes, cDataCtor)
	assertEqual(length(argTypes), 3).x
	assert_same(nth(0, argTypes), nStr).x
	assert_same(nth(2, argTypes), tcDataTypeCtor).x
	at = nth(1, argTypes)
	assert_hasCtor(at, cApp).x
	assert_same(TypeApp_typeFn(at),  tcList).x
	assert_same(TypeApp_typeArg(at), tcType).x

	'--- argTypes of DataTypeCtor
	argTypes =  field(DataCtor_argTypes, cDataTypeCtor)
	assertEqual(length(argTypes), 3).x
	assert_same(nth(0, argTypes), nStr).x
	assert_same(nth(1, argTypes), nInt).x
	at = nth(2, argTypes)
	assert_hasCtor(at, cApp).x
	assert_same(TypeApp_typeFn(at),  tcList).x
	assert_same(TypeApp_typeArg(at), tcDataCtor).x

	'--- argTypes of Native
	argTypes =  field(DataCtor_argTypes, Tp.Native)
	assertEqual(length(argTypes), 3).x
	assert_same(nth(0, argTypes), nStr).x
	assert_same(nth(1, argTypes), nStr).x
	assert_same(nth(2, argTypes), nInt).x

	'--- argTypes of List.Nil
	argTypes =  field(DataCtor_argTypes, cNil)
	assertEqual(length(argTypes), 0).x
	'--- argTypes of List.Cons
	argTypes =  field(DataCtor_argTypes, cCons)
	assertEqual(length(argTypes), 2).x
	at = nth(0, argTypes)
	assert_hasCtor(at, cParam).x
	assertEqual(TypeParam_index(at), 0).x
	at = nth(1, argTypes)
	assert_hasCtor(at, cApp).x
	assert_same(TypeApp_typeFn(at),  	tcList).x
	assert_hasCtor(TypeApp_typeArg(at), cParam).x
	assertEqual(TypeParam_index(TypeApp_typeArg(at)), 0).x
	

End Function

	
Function test_Type_typeOf(Optional missing)
	If Not isMissing(missing) Then
		croak("test_Type_type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nByte	 : nByte	= Tp.Native_Byte
	Dim nInt	 : nInt		= Tp.Native_Integer
	Dim nLng	 : nLng		= Tp.Native_Long
	Dim nSng	 : nSng		= Tp.Native_Single
	Dim nDbl	 : nDbl		= Tp.Native_Double
	Dim nStr	 : nStr		= Tp.Native_String
	Dim nBool	 : nBool	= Tp.Native_Boolean
	Dim nObj 	 : nObj		= Tp.Native_Object
	Dim nEmpty	 : nEmpty	= Tp.Native_Empty
	Dim nDate	 : nDate	= Tp.Native_Date
	Dim nArray	 : nArray	= Tp.Native_Array
	Dim nVariant : nVariant	= Tp.Native_Variant
	
	assert_same(typeOf(Nothing),		nObj).x
	assert_same(typeOf(Empty),			nEmpty).x
	assert_same(typeOf(True),			nBool).x
	assert_same(typeOf(False),			nBool).x
	assert_same(typeOf(""),				nStr).x
	assert_same(typeOf("blah"),			nStr).x
	assert_same(typeOf(CByte(0)),		nByte).x
	assert_same(typeOf( 0),				nInt).x
	assert_same(typeOf( 1),				nInt).x
	assert_same(typeOf(-1),				nInt).x
	assert_same(typeOf(CLng(0)),		nLng).x
	assert_same(typeOf(CSng(0)),		nSng).x
	assert_same(typeOf(3.1415),			nDbl).x
	assert_same(typeOf(CDbl(0)),		nDbl).x
	assert_same(typeOf(Date),			nDate).x
	assert_same(typeOf(Array()),		nArray).x

	Dim o As Object, act As Variant
	
	' an object without member .ctor:
	o = New TTest_TyName
	assert_same(typeOf(o), nObj).x
	o.tyname = "foo"
	assert_same(typeOf(o), nObj).x

	' an object with (invalid) member .ctor: ~&gt; Native_Object
	o = New TTest_Ctor
	o.ctor = Empty		: assert_same(typeOf(o), nObj).x
	o.ctor = Nothing	: assert_same(typeOf(o), nObj).x
	o.ctor = True		: assert_same(typeOf(o), nObj).x
	o.ctor = False		: assert_same(typeOf(o), nObj).x
	o.ctor = ""			: assert_same(typeOf(o), nObj).x
	o.ctor = "foo"		: assert_same(typeOf(o), nObj).x
	o.ctor =  0			: assert_same(typeOf(o), nObj).x
	o.ctor =  1			: assert_same(typeOf(o), nObj).x
	o.ctor = -1			: assert_same(typeOf(o), nObj).x
	o.ctor = 3.1415		: assert_same(typeOf(o), nObj).x
	o.ctor = Array()	: assert_same(typeOf(o), nObj).x
	
	' even a a data value as .ctor but not something
	' that has itself .ctor = DataCtor:
	o.ctor = Tp.List	: assert_same(typeOf(o), nObj).x
	
	' data values:
	assert_same(typeOf(Tp.DataTypeCtor),	Tp.TDataCtor).x
	assert_same(typeOf(Tp.TDataTypeCtor),	Tp.TDataTypeCtor).x

	assert_same(typeOf(Tp.DataCtor),		Tp.TDataCtor).x
	assert_same(typeOf(Tp.TDataCtor),		Tp.TDataTypeCtor).x
	
	assert_same(typeOf(Tp.TType),		Tp.TDataTypeCtor).x
	assert_same(typeOf(Tp.TType_App),	Tp.TDataCtor).x
	assert_same(typeOf(Tp.TType_Param),	Tp.TDataCtor).x
		
	assert_same(typeOf(Tp.Native),		Tp.TDataCtor).x
	assert_same(typeOf(Tp.TNative),		Tp.TDataTypeCtor).x
	assert_same(typeOf(nByte),			Tp.TNative).x
	assert_same(typeOf(nInt),			Tp.TNative).x
	assert_same(typeOf(nLng),			Tp.TNative).x
	assert_same(typeOf(nSng),			Tp.TNative).x
	assert_same(typeOf(nDbl),			Tp.TNative).x
	assert_same(typeOf(nStr),			Tp.TNative).x
	assert_same(typeOf(nBool),			Tp.TNative).x
	assert_same(typeOf(nEmpty),			Tp.TNative).x
	assert_same(typeOf(nObj),			Tp.TNative).x
	assert_same(typeOf(nDate),			Tp.TNative).x
	assert_same(typeOf(nArray),			Tp.TNative).x
	assert_same(typeOf(nVariant),		Tp.TNative).x
	
	Dim cNil  : cNil  = Tp.List_Nil
	Dim cCons : cCons = Tp.List_Cons
	
	assert_same(typeOf(Tp.List),	Tp.TDataTypeCtor).x
	assert_same(typeOf(cNil),		Tp.TDataCtor).x
	assert_same(typeOf(cCons),		Tp.TDataCtor).x

	Dim vNil : vNil = field(DataCtor_argTypes, cNil)
	assert_same(typeOf(vNil),	Tp.List).x
	Dim vCons : vCons = field(DataCtor_argTypes, cCons)
	assert_same(typeOf(vCons),	Tp.List).x
End Function


Function test_Type_typeStr()
	assertEqual(typeStr(Nothing),		"Object").x
	assertEqual(typeStr(Empty),			"Empty").x
	assertEqual(typeStr(True),			"Boolean").x
	assertEqual(typeStr(False),			"Boolean").x
	assertEqual(typeStr(""),			"String").x
	assertEqual(typeStr("blah"),		"String").x
	assertEqual(typeStr(CByte(0)),		"Byte").x
	assertEqual(typeStr( 0),			"Integer").x
	assertEqual(typeStr( 1),			"Integer").x
	assertEqual(typeStr(-1),			"Integer").x
	assertEqual(typeStr(CLng(0)),		"Long").x
	assertEqual(typeStr(CSng(0)),		"Single").x
	assertEqual(typeStr(3.1415),		"Double").x
	assertEqual(typeStr(CDbl(0)),		"Double").x
	assertEqual(typeStr(Date),			"Date").x
	
	' arrays
	
	Dim byteArray() As Byte
	assertEqual(typeName(byteArray),	"Byte()").x
	assertEqual(typeStr(byteArray),		"Array").x
	
	Dim intArray() As Integer
	assertEqual(typeName(intArray),		"Integer()").x
	assertEqual(typeStr(intArray),		"Array").x


	assertEqual(typeName(Array()),		"Variant()").x
	assertEqual(typeStr(Array()),		"Array").x
	Dim variantArray() As Variant
	assertEqual(typeName(variantArray),	"Variant()").x
	assertEqual(typeStr(variantArray),	"Array").x
	
	' objects
	
	Dim t1 As New TTest_NoTyName
	assertEqual(typeStr(t1), "Object").x

	Dim t2 As New TTest_TyName
	t2.tyname = "foobar"
	assertEqual(typeStr(t2), "Object/foobar").x
	
	' typeStr of a fn object
	assertEqual(typeStr(typeOf), "Object/TFn").x
	
	
	' data values
	
	assertEqual(typeStr(Tp.DataTypeCtor), 	"Data/TDataCtor").x
	assertEqual(typeStr(Tp.TDataTypeCtor),	"Data/TDataTypeCtor").x

	assertEqual(typeStr(Tp.DataCtor),		"Data/TDataCtor").x
	assertEqual(typeStr(Tp.TDataCtor),		"Data/TDataTypeCtor").x
		
	assertEqual(typeStr(Tp.TType),			"Data/TDataTypeCtor").x
	assertEqual(typeStr(Tp.TType_App),		"Data/TDataCtor").x
	assertEqual(typeStr(Tp.TType_Param),	"Data/TDataCtor").x
		
	assertEqual(typeStr(Tp.Native),			"Data/TDataCtor").x
	assertEqual(typeStr(Tp.TNative),		"Data/TDataTypeCtor").x
	assertEqual(typeStr(Tp.Native_Byte),	"Data/TNative").x
	assertEqual(typeStr(Tp.Native_Integer),	"Data/TNative").x
	assertEqual(typeStr(Tp.Native_Long),	"Data/TNative").x
	assertEqual(typeStr(Tp.Native_Single),	"Data/TNative").x
	assertEqual(typeStr(Tp.Native_Double),	"Data/TNative").x
	assertEqual(typeStr(Tp.Native_String),	"Data/TNative").x
	assertEqual(typeStr(Tp.Native_Boolean),	"Data/TNative").x
	assertEqual(typeStr(Tp.Native_Empty),	"Data/TNative").x
	assertEqual(typeStr(Tp.Native_Object),	"Data/TNative").x
	assertEqual(typeStr(Tp.Native_Date),	"Data/TNative").x
	assertEqual(typeStr(Tp.Native_Array),	"Data/TNative").x
	assertEqual(typeStr(Tp.Native_Variant),	"Data/TNative").x
	
	' list
	
	Dim a
	a = TList	' the data type ctor
	assertEqual(typeStr(a), "Data/TDataTypeCtor").x
	a = Tp.List	' the data type ctor
	assertEqual(typeStr(a), "Data/TDataTypeCtor").x
	a = TList	' the data type ctor
	assertEqual(typeStr(a), "Data/TDataTypeCtor").x
	a = TList(Tp.Native_Integer)
	' the applied data type ctor is a TypeApp, hence:
	assertEqual(typeStr(a), "Data/Type").x
	
	a = Tp.List_Nil	' the data ctor
	assertEqual(typeStr(a), "Data/TDataCtor").x
	a = nil	' returns the singleton *value*
	assertEqual(typeStr(a), "Data/List").x
	'assertEqual(typeStr(a), "Data/[a0]").x	' TODO: typeStr for List
	
	a = Tp.List_Cons	' the data ctor
	assertEqual(typeStr(a), "Data/TDataCtor").x
	a = cons(nil, nil)	' a cons value
	assertEqual(typeStr(a), "Data/List").x
	'assertEqual(typeStr(a), "Data/[[a0]]").x	' TODO: typeStr for List
	
End Function

Function test_Type_isType
	assertEqual(isType(Tp.TDataTypeCtor),			True).x
	assertEqual(isType(Tp.DataTypeCtor),			False).x
	assertEqual(isType(Tp.TDataCtor),				True).x
	assertEqual(isType(Tp.DataCtor),				False).x
	assertEqual(isType(Tp.TNative),					True).x
	assertEqual(isType(Tp.Native),					False).x
	assertEqual(isType(Tp.TType),					True).x
	assertEqual(isType(Tp.TType_Param),				False).x
	assertEqual(isType(TypeParam(0)),				True).x
	assertEqual(isType(Tp.TType_App),				False).x
	assertEqual(isType(TypeApp(TList, Tp.TType)),	True).x
	
	assertEqual(isType(Tp.Native_Boolean),	True).x
	assertEqual(isType(Tp.Native_Byte),		True).x
	assertEqual(isType(Tp.Native_Integer),	True).x
	assertEqual(isType(Tp.Native_Long),		True).x
	assertEqual(isType(Tp.Native_Single),	True).x
	assertEqual(isType(Tp.Native_Double),	True).x
	assertEqual(isType(Tp.Native_String),	True).x

	assertEqual(isType(Tp.Native_Object),	True).x
	assertEqual(isType(Tp.Native_Empty),	True).x
	assertEqual(isType(Tp.Native_Array),	True).x
	assertEqual(isType(Tp.Native_Date),		True).x
	assertEqual(isType(Tp.Native_Variant),	True).x
	
	' unapplied List type ctor ??
	assertEqual(isType(Tp.List),				True).x
	assertEqual(isType(TList(Tp.Native_Long)),	True).x
	assertEqual(isType(Tp.List_Nil),			False).x
	assertEqual(isType(nil),					False).x
	assertEqual(isType(Tp.List_Cons),			False).x
	assertEqual(isType(cons(1, nil)),			False).x
	assertEqual(isType(List()),					False).x
	assertEqual(isType(List(1)),				False).x
	assertEqual(isType(List(1, 2)),				False).x

	assertEqual(isType(""),				False).x
	assertEqual(isType("a"),			False).x
	assertEqual(isType("foobar"),		False).x
	assertEqual(isType(Nothing),		False).x
	assertEqual(isType(Empty),			False).x
	assertEqual(isType(True),			False).x
	assertEqual(isType(False),			False).x
	assertEqual(isType( 0),				False).x
	assertEqual(isType( 1),				False).x
	assertEqual(isType(-1),				False).x
	assertEqual(isType( 32766),			False).x '0x7FFE
	assertEqual(isType( 32767),			False).x '0x7FFF
	assertEqual(isType( 32768),			False).x '0x8000 (!)
	assertEqual(isType( 65534),			False).x '0xFFFE
	assertEqual(isType( 65535),			False).x '0xFFFF
	assertEqual(isType( 65536),			False).x '0x80000
	assertEqual(isType(-32766),			False).x '0x8002
	assertEqual(isType(-32767),			False).x '0x8001
	assertEqual(isType(-32768),			False).x '0x8000
	assertEqual(isType(-32769),			False).x '0x17FFF (!)
	assertEqual(isType(-65534),			False).x '0xFFFE
	assertEqual(isType(-65535),			False).x '0xFFFF
	assertEqual(isType(-65536),			False).x '0x80000
	assertEqual(isType(3.14),			False).x
	assertEqual(isType(Array()),		False).x
	assertEqual(isType(Array(42)),		False).x
	assertEqual(isType(Array(42)),		False).x
	
	assertEqual(isType(CBool(0)),		False).x
	assertEqual(isType(CByte(0)),		False).x
	assertEqual(isType(CInt(0)),		False).x
	assertEqual(isType(CLng(0)),		False).x
	assertEqual(isType(CSng(0)),		False).x
	assertEqual(isType(CDbl(0)),		False).x
	assertEqual(isType(Date),			False).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DataCtor,		TDataTypeCtor), False).x
	assertEqual(hasType(DataTypeCtor,	TDataTypeCtor), False).x

	assertThrows(hasType, Array(TDataCtor, DataCtor)).x
	
	assertEqual(hasType(Tp.List,		TType),			True).x
	assertEqual(hasType(Tp.List,		TDataTypeCtor),	True).x
	assertEqual(hasType(Tp.List,		TDataCtor),		False).x
	assertEqual(hasType(Tp.List_Nil,	TDataCtor),		True).x
	assertEqual(hasType(Tp.List_Cons,	TDataCtor),		True).x
	assertEqual(hasType(Tp.List_Nil,	TType),			False).x
	assertEqual(hasType(Tp.List_Cons,	TType),			False).x
	assertEqual(hasType(List(0),		TType),			False).x
	assertEqual(hasType(List(0, "one"),	TType),			False).x
	
	Dim a		: a		= TypeParam(0)
	Dim nBool	: nBool	= Tp.Native_Boolean
	Dim nByte	: nByte	= Tp.Native_Byte
	Dim nInt	: nInt	= Tp.Native_Integer
	Dim nLong	: nLong	= Tp.Native_Long
	Dim nStr	: nStr	= Tp.Native_String
	Dim nVar	: nVar	= Tp.Native_Variant
		
	assertEqual(hasType(a,					TType), True).x
	assertEqual(hasType(TypeApp(TList, a),	TType), True).x
	assertEqual(hasType(TList(a),			TType), True).x
	assertEqual(hasType(TList(nInt),		TType), True).x
	
	assertEqual(hasType(nBool,				Tp.TNative), True).x
	assertEqual(hasType(nByte,				Tp.TNative), True).x
	assertEqual(hasType(nInt,				Tp.TNative), True).x
	assertEqual(hasType(nLong,				Tp.TNative), True).x
	assertEqual(hasType(nStr,				Tp.TNative), True).x
	assertEqual(hasType(nVar,				Tp.TNative), True).x

	assertEqual(hasType(nBool,				TType), True).x
	assertEqual(hasType(nByte,				TType), True).x
	assertEqual(hasType(nInt,				TType), True).x
	assertEqual(hasType(nLong,				TType), True).x
	assertEqual(hasType(nStr,				TType), True).x
	assertEqual(hasType(nVar,				TType), True).x
	
	
	assertEqual(hasType("",				nStr),	 True).x
	assertEqual(hasType("a",			nStr),	 True).x
	assertEqual(hasType("foobar",		nStr),	 True).x
	assertEqual(hasType(Nothing,		nStr),	False).x
	assertEqual(hasType(Empty,			nStr),	False).x
	assertEqual(hasType(True,			nStr),	False).x
	assertEqual(hasType(False,			nStr),	False).x
	assertEqual(hasType(0,				nStr),	False).x
	assertEqual(hasType(1,				nStr),	False).x
	assertEqual(hasType(3.14,			nStr),	False).x
	assertEqual(hasType(Array(),		nStr),	False).x
	assertEqual(hasType(Array(42),		nStr),	False).x
	assertEqual(hasType(Array(42),		nStr),	False).x
	assertEqual(hasType(TList,			nStr),	False).x
	assertEqual(hasType(Tp.List_Nil,	nStr),	False).x
	assertEqual(hasType(Tp.List_Cons,	nStr),	False).x
	assertEqual(hasType(nil,			nStr),	False).x
	assertEqual(hasType(List(),			nStr),	False).x
	assertEqual(hasType(List(1),		nStr),	False).x
	assertEqual(hasType(List(1, 2),		nStr),	False).x

	assertEqual(hasType("",				nInt),	False).x
	assertEqual(hasType("a",			nInt),	False).x
	assertEqual(hasType("foobar",		nInt),	False).x
	assertEqual(hasType(Nothing,		nInt),	False).x
	assertEqual(hasType(Empty,			nInt),	False).x
	assertEqual(hasType(True,			nInt),	False).x
	assertEqual(hasType(False,			nInt),	False).x
	assertEqual(hasType( 0,				nInt),	 True).x
	assertEqual(hasType( 1,				nInt),	 True).x
	assertEqual(hasType(-1,				nInt),	 True).x
	assertEqual(hasType( 32766,			nInt),	 True).x '0x7FFE
	assertEqual(hasType( 32767,			nInt),	 True).x '0x7FFF
	assertEqual(hasType( 32768,			nInt),	False).x '0x8000 (!)
	assertEqual(hasType( 65534,			nInt),	False).x '0xFFFE
	assertEqual(hasType( 65535,			nInt),	False).x '0xFFFF
	assertEqual(hasType( 65536,			nInt),	False).x '0x80000
	assertEqual(hasType(-32766,			nInt),	 True).x '0x8002
	assertEqual(hasType(-32767,			nInt),	 True).x '0x8001
	assertEqual(hasType(-32768,			nInt),	 True).x '0x8000
	assertEqual(hasType(-32769,			nInt),	False).x '0x17FFF (!)
	assertEqual(hasType(-65534,			nInt),	False).x '0xFFFE
	assertEqual(hasType(-65535,			nInt),	False).x '0xFFFF
	assertEqual(hasType(-65536,			nInt),	False).x '0x80000
	assertEqual(hasType(3.14,			nInt),	False).x
	assertEqual(hasType(Array(),		nInt),	False).x
	assertEqual(hasType(Array(42),		nInt),	False).x
	assertEqual(hasType(Array(42),		nInt),	False).x
	assertEqual(hasType(TList,			nInt),	False).x
	assertEqual(hasType(Tp.List_Nil,	nInt),	False).x
	assertEqual(hasType(Tp.List_Cons,	nInt),	False).x
	assertEqual(hasType(nil,			nInt),	False).x
	assertEqual(hasType(List(),			nInt),	False).x
	assertEqual(hasType(List(1),		nInt),	False).x
	assertEqual(hasType(List(1, 2),		nInt),	False).x
	
	' lists
	
	assertEqual(hasType(nil,			TList(a)),		True).x
	assertEqual(hasType(nil,			TList(nInt)),	True).x
	assertEqual(hasType(nil,			TList(nStr)),	True).x
	assertEqual(hasType(nil,			TList(nVar)),	True).x
	
	assertEqual(hasType(List(1),		TList(a)),		True).x
	assertEqual(hasType(List(1),		TList(nInt)),	True).x

	' TODO: hasType(..., TList) [unapplied TList]?
	assertEqual(hasType(List(1),		TList),		True).x
	
	' NYI
	'assertEqual(hasType(List(1),		TList(nStr)),	False).x
	'assertEqual(hasType(List(1),		TList(nVar)),	False).x

	' NYI
	'assertEqual(hasType(3, TypeParam(0)), True).x
	
	
	assertEqual(hasType(3,		TList(nStr)), False).x
	assertEqual(hasType("foo",	TList(nSt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cNtv	: cNtv	= Tp.Native
	Dim nBool	: nBool	= Tp.Native_Boolean
	Dim nByte	: nByte	= Tp.Native_Byte
	Dim nInt	: nInt	= Tp.Native_Integer
	Dim nLong	: nLong	= Tp.Native_Long
	Dim nSng	: nSng	= Tp.Native_Single
	Dim nDbl	: nDbl	= Tp.Native_Double
	Dim nStr	: nStr	= Tp.Native_String
	Dim nDate	: nDate	= Tp.Native_Date
	Dim nEmpty	: nEmpty = Tp.Native_Empty
	Dim nObj	: nObj	= Tp.Native_Object
	Dim nArr	: nArr	= Tp.Native_Array
	Dim nVar	: nVar	= Tp.Native_Variant
		
	assertEqual(nBool.str,	cNtv.str &amp; "_Bool").x
	assertEqual(nByte.str,	cNtv.str &amp; "_Byte").x
	assertEqual(nInt.str,	cNtv.str &amp; "_Int").x
	assertEqual(nLong.str,	cNtv.str &amp; "_Long").x
	assertEqual(nSng.str,	cNtv.str &amp; "_Single").x
	assertEqual(nDbl.str,	cNtv.str &amp; "_Double").x
	assertEqual(nStr.str,	cNtv.str &amp; "_Str").x
	assertEqual(nDate.str,	cNtv.str &amp; "_Date").x
	assertEqual(nEmpty.str,	cNtv.str &amp; "_Empty").x
	assertEqual(nObj.str,	cNtv.str &amp; "_Obj").x
	assertEqual(nArr.str,	cNtv.str &amp; "_Array").x
	assertEqual(nVar.str,	cNtv.str &amp; "_Variant").x
	
	'assertEqual(TypeParam.str,		"Type.Param").x
	assertEqual(TypeParam.str,		"Param :: Int -&gt; Type").x
	assertEqual(TypeParam(0).str,	"a0").x
	assertEqual(TypeParam(1).str,	"a1").x
	assertEqual(TypeParam(2).str,	"a2").x
	
	'assertEqual(TypeApp.str,				"Type.App").x
	'assertEqual(TList(TypeParam(0)).str,	"List a0").x
	'assertEqual(TList(nStr).str,			"List Str").x
	'assertEqual(TList(nInt).str,			"List Int").x
	'assertEqual(TList(TType).str,			"List Type").x
	
	assertEqual(TypeApp.str,				"App :: Type -&gt; Type -&gt; Type").x
	assertEqual(TList(TypeParam(0)).str,	"[a0]").x
	assertEqual(TList(nStr).str,			"[Str]").x
	assertEqual(TList(nInt).str,			"[Int]").x
	assertEqual(TList(TType).str,			"[Type]").x

	Dim t : t = TList(TList(nStr))
	'assertEqual(t.str,	"List (List Str)").x
	assertEqual(t.str,	"[[Str]]").x
	
End Function

Function test_Data_toString()
	Dim x
	
	' -- data type ctors
	x = TDataTypeCtor
	assertEqual(Data_toString(x), _
		"DataTypeCtor 'TDataTypeCtor' 0 [´DataTypeCtor]").x
	x = TDataCtor
	assertEqual(Data_toString(x), _
		"DataTypeCtor 'TDataCtor' 0 [´DataCtor]").x
	x = TType
	assertEqual(Data_toString(x), _
		"DataTypeCtor 'Type' 0 [´App, ´Param]").x
	x = TList
	assertEqual(Data_toString(x), _
		"DataTypeCtor 'List' 1 [´Nil, ´Cons]").x
	x = Tp.TNative
	assertEqual(Data_toString(x), _
		"DataTypeCtor 'TNative' 0 [´Native]").x
	x = TPattern
	assertEqual(Data_toString(x), _
		"DataTypeCtor 'Pattern' 0 [´Data, ´Const, ´Var, ´Any]").x

	Dim nInt  : nInt  = Tp.Native_Integer
	Dim nStr  : nStr  = Tp.Native_String
	Dim nBool : nBool = Tp.Native_Boolean
	' -- types
	x = TypeParam(0)
	assertEqual(Data_toString(x), "a0").x
	x = TypeParam(1)
	assertEqual(Data_toString(x), "a1").x
	x = TList(TypeParam(2)) ' = TypeApp(TList, TypeParam(2))
	assertEqual(Data_toString(x), "List a2").x
	x = TList(nInt)
	assertEqual(Data_toString(x), "List Int").x
	x = TList(TType)
	assertEqual(Data_toString(x), "List Type").x
	x = TList(TList(nInt))
	assertEqual(Data_toString(x), "List (List Int)").x
	' (0-arity) type ctors, viewed as Type
	x = TDataTypeCtor
	assertEqual(TType_toString(x), "TDataTypeCtor").x
	x = TDataCtor
	assertEqual(TType_toString(x), "TDataCtor").x
	x = TType
	assertEqual(TType_toString(x), "Type").x
	'x = TList ' &lt;----------------- TODO: unapplied List really a type?
	'assertEqual(TType_toString(x), "List ?").x
	x = Tp.TNative
	assertEqual(TType_toString(x), "TNative").x
	x = TPattern
	assertEqual(TType_toString(x), "Pattern").x
	' native types - viewed as Type, not as NativeTypeCtor
	x = nInt
	assertEqual(TType_toString(x), "Int").x
	x = nStr
	assertEqual(TType_toString(x), "Str").x
	x = nBool
	assertEqual(TType_toString(x), "Bool").x

	' make up a type with two type parameters
	Dim tcPair, cPair
	tcPair = _mkDataTypeCtor("TPair", 2)
	cPair  = mkDataCtor(tcPair, "Pair", List(TypeParam(0), TypeParam(1)))
	dim tcList : tcList = TList
	x = tcPair
	assertEqual(Data_toString(x), "DataTypeCtor 'TPair' 2 [´Pair]").x
	' as Type: ' &lt;----------------- TODO: unapplied TPair really a type?
	'assertEqual(TType_toString(x), "TPair ? ?").x
	'x = TypeApp(tcPair, nStr)
	'assertEqual(TType_toString(x), "TPair Str ?").x

	'x = TList(TypeApp(tcPair, nStr)) ' should throw "incomplete type arg"

	x = TypeApp(TypeApp(tcPair, nStr), nInt)
	assertEqual(TType_toString(x), "TPair Str Int").x
	x = TypeApp(TypeApp(tcPair, TList(nStr)), nInt)
	assertEqual(TType_toString(x), "TPair (List Str) Int").x
	x = TypeApp(TypeApp(tcPair, nStr), TList(nInt))
	assertEqual(TType_toString(x), "TPair Str (List Int)").x
	x = TypeApp(TypeApp(tcPair, TList(nStr)), TList(nInt))
	assertEqual(TType_toString(x), "TPair (List Str) (List Int)").x

	
	' -- data ctors
	x = Tp.DataCtor
	assertEqual(Data_toString(x), _
		"TDataCtor.DataCtor Str (List Type) TDataTypeCtor").x
	x = Tp.DataTypeCtor
	assertEqual(Data_toString(x), _
		"TDataTypeCtor.DataTypeCtor Str Int (List TDataCtor)").x
	x = Tp.TType_Param
	assertEqual(Data_toString(x), "Type.Param Int").x
	x = Tp.TType_App
	assertEqual(Data_toString(x), "Type.App Type Type").x
	x = Tp.List_Nil
	assertEqual(Data_toString(x), "List.Nil").x
	x = Tp.List_Cons
	assertEqual(Data_toString(x), "List.Cons a0 (List a0)").x
	x = cPair
	assertEqual(Data_toString(x), "TPair.Pair a0 a1").x


	' -- data values
	x = nil
	assertEqual(Data_toString(x), "[]").x
	x = List(1, 2, 3)
	assertEqual(Data_toString(x), "[1, 2, 3]").x
	x = List(Tp.List_Nil, Tp.List_Cons)
	assertEqual(Data_toString(x), "[List.Nil, List.Cons a0 (List a0)]").x
	x = List(TList, TType)
'	assertEqual(Data_toString(x), "[´List, ´Type]").x
	
	' -- generic toString
	x = applyDC(cPair, 5, 47)
	assertEqual(Data_toString(x), "Pair 5 47").x
	x = applyDC(cPair, 5, applyDC(cPair, "foo", nil))
	assertEqual(Data_toString(x), "Pair 5 (Pair 'foo' [])").x



	x = patCons(patCons(patVar("y"), patVar("x")), patVar("xs"))
	'assertEqual(generic_Data_toString(x), "Data ´Cons [y:x, xs]").x
	'assertEqual(        Data_toString(x), "(y:x):xs").x


	x = patAny
	assertEqual(generic_Data_toString(x), ctorName(x)).x
	assertEqual(        Data_toString(x), TPattern_toString(x)).x
	x = patConst("foo")
	assertEqual(generic_Data_toString(x), ctorName(x) &amp; " " &amp; toString("foo")).x
	assertEqual(        Data_toString(x), TPattern_toString(x)).x
	x = patConst(Empty)
	assertEqual(generic_Data_toString(x), ctorName(x) &amp; " " &amp; toString(Empty)).x
	assertEqual(        Data_toString(x), TPattern_toString(x)).x
	x = patVar("foo")
	assertEqual(generic_Data_toString(x), ctorName(x) &amp; " " &amp; toString("foo")).x
	assertEqual(        Data_toString(x), TPattern_toString(x)).x
	x = patNil
	assertEqual(generic_Data_toString(x), "Data ´Nil []").x
	assertEqual(        Data_toString(x), TPattern_toString(x)).x
	x = patData(Tp.List_Nil, nil)
	assertEqual(generic_Data_toString(x), "Data ´Nil []").x
	assertEqual(        Data_toString(x), TPattern_toString(x)).x
	x = patData(Tp.List_Cons, List(patVar("x"), patVar("xs")))
	assertEqual(generic_Data_toString(x), _
		"Data ´Cons [Pattern(x), Pattern(xs)]").x
	assertEqual(        Data_toString(x), TPattern_toString(x)).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a, List(42)), True).x
	
	a = applyDC(c, 42, nil)
	assert_hasCtor(a, c).x
	assertEqual(TList_equ(a, List(42)), True).x
		
	a = applyDC(c)
	assertEqual(isFn(a), True).x
	a = apply(a, 4711)
	assertEqual(isFn(a), True).x
	a = apply(a, nil)
	assert_hasCtor(a, c).x
	assertEqual(TList_equ(a, List(4711)), True).x
	
	
	Dim tc, cFoo, cBar
	tc = applyDC(DataTypeCtor, "TFoo", 0, nil)
	cFoo = mkDataCtor(tc, "Foo", nil)
	cBar = mkDataCtor(tc, "Bar", nil)
	'show(cBar.str, Data_toString(cBar))
	a = applyDC(cFoo)
	'show(a.str, DataValue_toString(a))
	' should return singleton instances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destructure()
	Dim vP : vP = TypeParam(42)
	Dim vA : vA = TypeApp(TList, vP)
	Dim f
	
	f = _destructure(Tp.TType_Param, 0)
	assertEqual(isFn(f), True).x
	assertThrows(f, Array(vA)).x
	assertEqual(apply(f, vP), 42).x
	
	f = _destructure(Tp.TType_App, 0)
	assertEqual(isFn(f), True).x
	assertThrows(f, Array(vP)).x
	assert_same(apply(f, vA), TList).x
	
	f = _destructure(Tp.TType_App, 1)
	assertEqual(isFn(f), True).x
	assertThrows(f, Array(vP)).x
	assert_same(apply(f, vA), vP).x

End Function

Function test_Type_dataCtors()
	Dim tc, dcs
	tc = Tp.TDataTypeCtor : dcs = dataCtors(tc)
	assert_same(dcs, field(DataTypeCtor_dataCtors, tc)).x
	assertEqual(length(dcs), 1).x
	
	tc = Tp.TDataCtor : dcs = dataCtors(tc)
	assert_same(dcs, field(DataTypeCtor_dataCtors, tc)).x
	assertEqual(length(dcs), 1).x
	
	tc = Tp.TNative : dcs = dataCtors(tc)
	assert_same(dcs, field(DataTypeCtor_dataCtors, tc)).x
	assertEqual(length(dcs), 1).x
	
	tc = Tp.TType : dcs = dataCtors(tc)
	assert_same(dcs, field(DataTypeCtor_dataCtors, tc)).x
	assertEqual(length(dcs), 2).x
	
	tc = Tp.List : dcs = dataCtors(tc)
	assert_same(dcs, field(DataTypeCtor_dataCtors, tc)).x
	assertEqual(length(dcs), 2).x
	
	assertThrows(dataCtors, Array(Tp.DataTypeCtor)).x
	assertThrows(dataCtors, Array(Tp.DataCtor)).x
	assertThrows(dataCtors, Array(Tp.Native)).x
	assertThrows(dataCtors, Array(Tp.TType_Param)).x
	assertThrows(dataCtors, Array(Tp.TType_App)).x
	assertThrows(dataCtors, Array(Tp.List_Nil)).x
	assertThrows(dataCtors, Array(Tp.List_Cons)).x
	assertThrows(dataCtors, Array(nil)).x
	assertThrows(dataCtors, Array(List(1, 2, 3))).x
End Function

Function test_Type_findDataCtor()
	assert_same(findDataCtor(Tp.TDataTypeCtor, "DataTypeCtor"), Tp.DataTypeCtor).x
	assert_same(findDataCtor(Tp.TDataCtor, "DataCtor"), Tp.DataCtor).x
	assert_same(findDataCtor(Tp.TNative, "Native"), Tp.Native).x
	assert_same(findDataCtor(Tp.TType, "Param"), Tp.TType_Param).x
	assert_same(findDataCtor(Tp.TType, "App"), Tp.TType_App).x
	assert_same(findDataCtor(Tp.List, "Nil"), Tp.List_Nil).x
	assert_same(findDataCtor(Tp.List, "Cons"), Tp.List_Cons).x
End Function

Function test_Type_singletonVal()
	Dim v
	v = nil
	assert_same(singletonVal(Tp.List_Nil), v).x
	' throws if data ctor is not singleton ctor
	assertThrows(singletonVal, Array(Tp.List_Cons)).x
	' throws if passed something not a data ctor
	assertThrows(singletonVal, Array(v)).x
	assertThrows(singletonVal, Array("asdf")).x
End Function

Function test_Type_Type_arity()
	assertEqual(Type_arity(Tp.TDataTypeCtor), 	0).x
	assertEqual(Type_arity(Tp.TDataCtor), 		0).x
	assertEqual(Type_arity(Tp.TType),			0).x
	assertEqual(Type_arity(Tp.List), 			1).x
	assertEqual(Type_arity(Tp.TNative), 		0).x
	assertEqual(Type_arity(TypeParam(0)),		0).x
	assertEqual(Type_arity(TypeParam(1)),		0).x

	' don't use applyDC, nor TypeApp(..)
	Dim cApp, nStr, vApp
	cApp = Tp.TType_App : nStr = Tp.Native_String
	vApp = _newDataValue(cApp, Array(Tp.List, nStr))
	assertEqual(Type_arity(vApp),				0).x
	
	'assertThrows(Type_arity, Array(nil)).x	
	'assertThrows(Type_arity, Array("foo")).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